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87cm" fo:margin-left="0.261cm" fo:margin-top="0cm" fo:margin-bottom="0cm" fo:break-before="auto" fo:break-after="auto" table:align="left"/>
    </style:style>
    <style:style style:name="Table1.A" style:family="table-column">
      <style:table-column-properties style:column-width="2.912cm"/>
    </style:style>
    <style:style style:name="Table1.B" style:family="table-column">
      <style:table-column-properties style:column-width="0.972cm"/>
    </style:style>
    <style:style style:name="Table1.C" style:family="table-column">
      <style:table-column-properties style:column-width="1.307cm"/>
    </style:style>
    <style:style style:name="Table1.D" style:family="table-column">
      <style:table-column-properties style:column-width="2.184cm"/>
    </style:style>
    <style:style style:name="Table1.E" style:family="table-column">
      <style:table-column-properties style:column-width="10.112cm"/>
    </style:style>
    <style:style style:name="Table1.1" style:family="table-row">
      <style:table-row-properties style:min-row-height="0.797cm" fo:keep-together="auto"/>
    </style:style>
    <style:style style:name="Table1.A1" style:family="table-cell">
      <style:table-cell-properties style:vertical-align="" fo:background-color="#ffffff" fo:padding="0.141cm" fo:border="0.75pt solid #000000">
        <style:background-image/>
      </style:table-cell-properties>
    </style:style>
    <style:style style:name="Table1.2" style:family="table-row">
      <style:table-row-properties style:min-row-height="1.238cm" fo:keep-together="auto"/>
    </style:style>
    <style:style style:name="Table1.A2" style:family="table-cell">
      <style:table-cell-properties style:vertical-align="" fo:background-color="#ffffff" fo:padding-left="0.141cm" fo:padding-right="0.217cm" fo:padding-top="0.141cm" fo:padding-bottom="0.141cm" fo:border-left="0.75pt solid #000000" fo:border-right="none" fo:border-top="0.75pt solid #000000" fo:border-bottom="none">
        <style:background-image/>
      </style:table-cell-properties>
    </style:style>
    <style:style style:name="Table1.B2" style:family="table-cell">
      <style:table-cell-properties style:vertical-align="" fo:background-color="#ffffff" fo:padding-left="0.261cm" fo:padding-right="0.141cm" fo:padding-top="0.141cm" fo:padding-bottom="0.141cm" fo:border-left="none" fo:border-right="none" fo:border-top="0.75pt solid #000000" fo:border-bottom="none">
        <style:background-image/>
      </style:table-cell-properties>
    </style:style>
    <style:style style:name="Table1.C2" style:family="table-cell">
      <style:table-cell-properties style:vertical-align="" fo:background-color="#ffffff" fo:padding="0.141cm" fo:border-left="none" fo:border-right="none" fo:border-top="0.75pt solid #000000" fo:border-bottom="none">
        <style:background-image/>
      </style:table-cell-properties>
    </style:style>
    <style:style style:name="Table1.D2" style:family="table-cell">
      <style:table-cell-properties style:vertical-align="" fo:background-color="#ffffff" fo:padding-left="0.141cm" fo:padding-right="0.229cm" fo:padding-top="0.141cm" fo:padding-bottom="0.141cm" fo:border-left="none" fo:border-right="none" fo:border-top="0.75pt solid #000000" fo:border-bottom="none">
        <style:background-image/>
      </style:table-cell-properties>
    </style:style>
    <style:style style:name="Table1.E2" style:family="table-cell">
      <style:table-cell-properties style:vertical-align="" fo:background-color="#ffffff" fo:padding="0.141cm" fo:border-left="none" fo:border-right="0.75pt solid #000000" fo:border-top="0.75pt solid #000000" fo:border-bottom="none">
        <style:background-image/>
      </style:table-cell-properties>
    </style:style>
    <style:style style:name="Table1.3" style:family="table-row">
      <style:table-row-properties style:min-row-height="0.931cm" fo:keep-together="auto"/>
    </style:style>
    <style:style style:name="Table1.A3" style:family="table-cell">
      <style:table-cell-properties style:vertical-align="" fo:background-color="#ffffff" fo:padding-left="0.141cm" fo:padding-right="0.217cm" fo:padding-top="0.141cm" fo:padding-bottom="0.141cm" fo:border-left="0.75pt solid #000000" fo:border-right="none" fo:border-top="none" fo:border-bottom="none">
        <style:background-image/>
      </style:table-cell-properties>
    </style:style>
    <style:style style:name="Table1.B3" style:family="table-cell">
      <style:table-cell-properties style:vertical-align="" fo:background-color="#ffffff" fo:padding-left="0.261cm" fo:padding-right="0.141cm" fo:padding-top="0.141cm" fo:padding-bottom="0.141cm" fo:border="none">
        <style:background-image/>
      </style:table-cell-properties>
    </style:style>
    <style:style style:name="Table1.C3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e1.D3" style:family="table-cell">
      <style:table-cell-properties style:vertical-align="" fo:background-color="#ffffff" fo:padding-left="0.141cm" fo:padding-right="0.307cm" fo:padding-top="0.141cm" fo:padding-bottom="0.141cm" fo:border="none">
        <style:background-image/>
      </style:table-cell-properties>
    </style:style>
    <style:style style:name="Table1.E3" style:family="table-cell">
      <style:table-cell-properties style:vertical-align="" fo:background-color="#ffffff" fo:padding="0.141cm" fo:border-left="none" fo:border-right="0.75pt solid #000000" fo:border-top="none" fo:border-bottom="none">
        <style:background-image/>
      </style:table-cell-properties>
    </style:style>
    <style:style style:name="Table1.4" style:family="table-row">
      <style:table-row-properties style:min-row-height="0.974cm" fo:keep-together="auto"/>
    </style:style>
    <style:style style:name="Table1.D4" style:family="table-cell">
      <style:table-cell-properties style:vertical-align="" fo:background-color="#ffffff" fo:padding-left="0.141cm" fo:padding-right="0.312cm" fo:padding-top="0.141cm" fo:padding-bottom="0.141cm" fo:border="none">
        <style:background-image/>
      </style:table-cell-properties>
    </style:style>
    <style:style style:name="Table1.5" style:family="table-row">
      <style:table-row-properties style:min-row-height="0.967cm" fo:keep-together="auto"/>
    </style:style>
    <style:style style:name="Table1.6" style:family="table-row">
      <style:table-row-properties style:min-row-height="0.956cm" fo:keep-together="auto"/>
    </style:style>
    <style:style style:name="Table1.D6" style:family="table-cell">
      <style:table-cell-properties style:vertical-align="" fo:background-color="#ffffff" fo:padding-left="0.141cm" fo:padding-right="0.319cm" fo:padding-top="0.141cm" fo:padding-bottom="0.141cm" fo:border="none">
        <style:background-image/>
      </style:table-cell-properties>
    </style:style>
    <style:style style:name="Table1.7" style:family="table-row">
      <style:table-row-properties style:min-row-height="0.977cm" fo:keep-together="auto"/>
    </style:style>
    <style:style style:name="Table1.8" style:family="table-row">
      <style:table-row-properties style:min-row-height="0.97cm" fo:keep-together="auto"/>
    </style:style>
    <style:style style:name="Table1.9" style:family="table-row">
      <style:table-row-properties style:min-row-height="2.713cm" fo:keep-together="auto"/>
    </style:style>
    <style:style style:name="Table1.A9" style:family="table-cell">
      <style:table-cell-properties style:vertical-align="" fo:background-color="#ffffff" fo:padding="0.141cm" fo:border-left="0.75pt solid #000000" fo:border-right="0.7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82%" fo:text-align="justify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.17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.178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#ffffff" fo:padding="0cm" fo:border="none" fo:keep-with-next="auto">
        <style:tab-stops>
          <style:tab-stop style:position="1.905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.178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.178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#ffffff" fo:padding="0cm" fo:border="none" fo:keep-with-next="auto">
        <style:tab-stops>
          <style:tab-stop style:position="0.953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.178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.17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.17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0.178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2" style:family="paragraph" style:parent-style-name="Standard">
      <style:paragraph-properties fo:margin-left="0cm" fo:margin-right="0cm" fo:margin-top="0cm" fo:margin-bottom="0.527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pt" fo:font-style="normal" style:text-underline-style="none" fo:font-weight="normal" style:font-name-asian="Courier New1" style:font-size-asian="1pt" style:font-style-asian="normal" style:font-weight-asian="normal" style:font-name-complex="Courier New1" style:font-size-complex="1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6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1.27cm" style:auto-text-indent="false" fo:break-before="auto" fo:break-after="auto" fo:padding="0cm" fo:border="none" fo:keep-with-next="auto"/>
    </style:style>
    <style:style style:name="P27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8" style:family="paragraph" style:parent-style-name="Standard">
      <style:paragraph-properties fo:margin-left="1.27cm" fo:margin-right="0cm" fo:margin-top="0cm" fo:margin-bottom="0cm" style:contextual-spacing="false" fo:line-height="100%" fo:text-align="center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9" style:family="paragraph" style:parent-style-name="Standard">
      <style:paragraph-properties fo:margin-left="1.27cm" fo:margin-right="0cm" fo:margin-top="0cm" fo:margin-bottom="0cm" style:contextual-spacing="false" fo:line-height="100%" fo:text-align="center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30" style:family="paragraph" style:parent-style-name="Standard">
      <style:paragraph-properties fo:margin-left="1.27cm" fo:margin-right="0cm" fo:margin-top="0cm" fo:margin-bottom="0cm" style:contextual-spacing="false" fo:line-height="100%" fo:text-align="center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1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2" style:family="paragraph" style:parent-style-name="Standard">
      <loext:graphic-properties draw:fill="solid" draw:fill-color="#ffffff"/>
      <style:paragraph-properties fo:margin-left="1.27cm" fo:margin-right="0cm" fo:margin-top="0.247cm" fo:margin-bottom="0cm" style:contextual-spacing="false" fo:line-height="100%" fo:text-align="start" style:justify-single-word="false" fo:keep-together="auto" fo:orphans="0" fo:widows="0" fo:text-indent="1.27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3" style:family="paragraph" style:parent-style-name="Standard">
      <loext:graphic-properties draw:fill="solid" draw:fill-color="#ffffff"/>
      <style:paragraph-properties fo:margin-left="0.984cm" fo:margin-right="0cm" fo:margin-top="0cm" fo:margin-bottom="0cm" style:contextual-spacing="false" fo:line-height="100%" fo:text-align="start" style:justify-single-word="false" fo:keep-together="auto" fo:orphans="0" fo:widows="0" fo:text-indent="1.452cm" style:auto-text-indent="false" fo:break-before="auto" fo:break-after="auto" fo:background-color="#ffffff" fo:padding="0cm" fo:border="none" fo:keep-with-next="auto"/>
    </style:style>
    <style:style style:name="P34" style:family="paragraph" style:parent-style-name="Standard">
      <loext:graphic-properties draw:fill="solid" draw:fill-color="#ffffff"/>
      <style:paragraph-properties fo:margin-left="5.771cm" fo:margin-right="0cm" fo:margin-top="0.27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5" style:family="paragraph" style:parent-style-name="Standard">
      <loext:graphic-properties draw:fill="solid" draw:fill-color="#ffffff"/>
      <style:paragraph-properties fo:margin-left="4.547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6" style:family="paragraph" style:parent-style-name="Standard">
      <loext:graphic-properties draw:fill="solid" draw:fill-color="#ffffff"/>
      <style:paragraph-properties fo:margin-left="0.041cm" fo:margin-right="0cm" fo:margin-top="0.178cm" fo:margin-bottom="0cm" style:contextual-spacing="false" fo:line-height="100%" fo:text-align="center" style:justify-single-word="false" fo:keep-together="auto" fo:orphans="0" fo:widows="0" fo:text-indent="-0.041cm" style:auto-text-indent="false" fo:break-before="auto" fo:break-after="auto" fo:background-color="#ffffff" fo:padding="0cm" fo:border="none" fo:keep-with-next="auto"/>
    </style:style>
    <style:style style:name="P37" style:family="paragraph" style:parent-style-name="Standard">
      <loext:graphic-properties draw:fill="solid" draw:fill-color="#ffffff"/>
      <style:paragraph-properties fo:margin-left="0.041cm" fo:margin-right="0cm" fo:margin-top="0.178cm" fo:margin-bottom="0cm" style:contextual-spacing="false" fo:line-height="100%" fo:text-align="start" style:justify-single-word="false" fo:keep-together="auto" fo:orphans="0" fo:widows="0" fo:text-indent="-0.041cm" style:auto-text-indent="false" fo:break-before="auto" fo:break-after="auto" fo:background-color="#ffffff" fo:padding="0cm" fo:border="none" fo:keep-with-next="auto"/>
    </style:style>
    <style:style style:name="P38" style:family="paragraph" style:parent-style-name="Standard">
      <loext:graphic-properties draw:fill="solid" draw:fill-color="#ffffff"/>
      <style:paragraph-properties fo:margin-left="0.041cm" fo:margin-right="0cm" fo:margin-top="0.178cm" fo:margin-bottom="0cm" style:contextual-spacing="false" fo:line-height="100%" fo:text-align="start" style:justify-single-word="false" fo:keep-together="auto" fo:orphans="0" fo:widows="0" fo:text-indent="1.05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9" style:family="paragraph" style:parent-style-name="Standard">
      <loext:graphic-properties draw:fill="solid" draw:fill-color="#ffffff"/>
      <style:paragraph-properties fo:margin-left="2.54cm" fo:margin-right="0cm" fo:margin-top="0.178cm" fo:margin-bottom="0cm" style:contextual-spacing="false" fo:line-height="100%" fo:text-align="start" style:justify-single-word="false" fo:keep-together="auto" fo:orphans="0" fo:widows="0" fo:text-indent="1.27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0" style:family="paragraph" style:parent-style-name="Standard">
      <style:paragraph-properties fo:margin-left="0.071cm" fo:margin-right="0cm" fo:margin-top="0cm" fo:margin-bottom="0.527cm" style:contextual-spacing="false" fo:line-height="100%" fo:text-align="start" style:justify-single-word="false" fo:keep-together="auto" fo:orphans="0" fo:widows="0" fo:text-indent="-0.07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pt" fo:font-style="normal" style:text-underline-style="none" fo:font-weight="normal" style:font-name-asian="Courier New1" style:font-size-asian="1pt" style:font-style-asian="normal" style:font-weight-asian="normal" style:font-name-complex="Courier New1" style:font-size-complex="1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>
        <style:tab-stops>
          <style:tab-stop style:position="0.25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52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5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5pt" fo:font-style="normal" style:text-underline-style="none" fo:font-weight="normal" style:font-name-asian="Courier New1" style:font-size-asian="15pt" style:font-style-asian="normal" style:font-weight-asian="normal" style:font-name-complex="Courier New1" style:font-size-complex="15pt"/>
    </style:style>
    <style:style style:name="P5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5" style:family="paragraph" style:parent-style-name="Standard">
      <loext:graphic-properties draw:fill="solid" draw:fill-color="#ffffff"/>
      <style:paragraph-properties fo:margin-left="0cm" fo:margin-right="0cm" fo:margin-top="0.279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6" style:family="paragraph" style:parent-style-name="Standard">
      <loext:graphic-properties draw:fill="solid" draw:fill-color="#ffffff"/>
      <style:paragraph-properties fo:margin-left="0cm" fo:margin-right="0cm" fo:margin-top="0.496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7" style:family="paragraph" style:parent-style-name="Standard">
      <loext:graphic-properties draw:fill="solid" draw:fill-color="#ffffff"/>
      <style:paragraph-properties fo:margin-left="0cm" fo:margin-right="0cm" fo:margin-top="0.178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8" style:family="paragraph" style:parent-style-name="Standard">
      <loext:graphic-properties draw:fill="solid" draw:fill-color="#ffffff"/>
      <style:paragraph-properties fo:margin-left="0cm" fo:margin-right="0cm" fo:margin-top="0.178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59" style:family="paragraph" style:parent-style-name="Standard">
      <loext:graphic-properties draw:fill="solid" draw:fill-color="#ffffff"/>
      <style:paragraph-properties fo:margin-left="0cm" fo:margin-right="0cm" fo:margin-top="0.17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0" style:family="paragraph" style:parent-style-name="Standard">
      <loext:graphic-properties draw:fill="solid" draw:fill-color="#ffffff"/>
      <style:paragraph-properties fo:margin-left="0cm" fo:margin-right="0cm" fo:margin-top="0.178cm" fo:margin-bottom="0cm" style:contextual-spacing="false" fo:line-height="100%" fo:text-align="center" style:justify-single-word="false" fo:orphans="0" fo:widows="0" fo:text-indent="0cm" style:auto-text-indent="false" fo:break-before="pag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61" style:family="paragraph" style:parent-style-name="Standard">
      <loext:graphic-properties draw:fill="solid" draw:fill-color="#ffffff"/>
      <style:paragraph-properties fo:margin-left="0cm" fo:margin-right="0cm" fo:margin-top="0.476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2" style:family="paragraph" style:parent-style-name="Standard">
      <loext:graphic-properties draw:fill="solid" draw:fill-color="#ffffff"/>
      <style:paragraph-properties fo:margin-left="0cm" fo:margin-right="0cm" fo:margin-top="0.53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3" style:family="paragraph" style:parent-style-name="Standard">
      <loext:graphic-properties draw:fill="solid" draw:fill-color="#ffffff"/>
      <style:paragraph-properties fo:margin-left="0cm" fo:margin-right="0cm" fo:margin-top="0.305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64" style:family="paragraph" style:parent-style-name="Standard">
      <loext:graphic-properties draw:fill="solid" draw:fill-color="#ffffff"/>
      <style:paragraph-properties fo:margin-left="0cm" fo:margin-right="0cm" fo:margin-top="0.247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8" style:family="paragraph" style:parent-style-name="Standard">
      <loext:graphic-properties draw:fill="solid" draw:fill-color="#ffffff"/>
      <style:paragraph-properties fo:margin-left="0cm" fo:margin-right="0cm" fo:margin-top="0.247cm" fo:margin-bottom="0cm" style:contextual-spacing="false" fo:line-height="100%" fo:text-align="start" style:justify-single-word="false" fo:keep-together="auto" fo:orphans="0" fo:widows="0" fo:text-indent="1.27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9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0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1.27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1" style:family="paragraph" style:parent-style-name="Standard">
      <style:paragraph-properties fo:margin-left="1.27cm" fo:margin-right="0cm" fo:margin-top="0cm" fo:margin-bottom="0cm" style:contextual-spacing="false" fo:line-height="100%" fo:text-align="center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72" style:family="paragraph" style:parent-style-name="Standard">
      <style:paragraph-properties fo:margin-left="1.27cm" fo:margin-right="0cm" fo:margin-top="0cm" fo:margin-bottom="0cm" style:contextual-spacing="false" fo:line-height="100%" fo:text-align="center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3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2.5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5" style:family="paragraph" style:parent-style-name="Standard">
      <loext:graphic-properties draw:fill="solid" draw:fill-color="#ffffff"/>
      <style:paragraph-properties fo:margin-left="3.067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76" style:family="paragraph" style:parent-style-name="Standard">
      <loext:graphic-properties draw:fill="solid" draw:fill-color="#ffffff"/>
      <style:paragraph-properties fo:margin-left="5.962cm" fo:margin-right="0cm" fo:margin-top="0.139cm" fo:margin-bottom="0cm" style:contextual-spacing="false" fo:line-height="100%" fo:text-align="center" style:justify-single-word="false" fo:keep-together="auto" fo:orphans="0" fo:widows="0" fo:text-indent="-5.962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7" style:family="paragraph" style:parent-style-name="Standard">
      <loext:graphic-properties draw:fill="solid" draw:fill-color="#ffffff"/>
      <style:paragraph-properties fo:margin-left="0.044cm" fo:margin-right="0cm" fo:margin-top="0.019cm" fo:margin-bottom="0cm" style:contextual-spacing="false" fo:line-height="100%" fo:text-align="justify" style:justify-single-word="false" fo:keep-together="auto" fo:orphans="0" fo:widows="0" fo:text-indent="1.448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8" style:family="paragraph" style:parent-style-name="Standard">
      <loext:graphic-properties draw:fill="solid" draw:fill-color="#ffffff"/>
      <style:paragraph-properties fo:margin-left="0.019cm" fo:margin-right="0cm" fo:margin-top="0cm" fo:margin-bottom="0cm" style:contextual-spacing="false" fo:line-height="100%" fo:text-align="start" style:justify-single-word="false" fo:keep-together="auto" fo:orphans="0" fo:widows="0" fo:text-indent="1.441cm" style:auto-text-indent="false" fo:break-before="auto" fo:break-after="auto" fo:background-color="#ffffff" fo:padding="0cm" fo:border="none" fo:keep-with-next="auto">
        <style:tab-stops>
          <style:tab-stop style:position="2.66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9" style:family="paragraph" style:parent-style-name="Standard">
      <loext:graphic-properties draw:fill="solid" draw:fill-color="#ffffff"/>
      <style:paragraph-properties fo:margin-left="1.48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0" style:family="paragraph" style:parent-style-name="Standard">
      <loext:graphic-properties draw:fill="solid" draw:fill-color="#ffffff"/>
      <style:paragraph-properties fo:margin-left="6.496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1" style:family="paragraph" style:parent-style-name="Standard">
      <loext:graphic-properties draw:fill="solid" draw:fill-color="#ffffff"/>
      <style:paragraph-properties fo:margin-left="1.468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2" style:family="paragraph" style:parent-style-name="Standard">
      <loext:graphic-properties draw:fill="solid" draw:fill-color="#ffffff"/>
      <style:paragraph-properties fo:margin-left="0.039cm" fo:margin-right="0cm" fo:margin-top="0.178cm" fo:margin-bottom="0cm" style:contextual-spacing="false" fo:line-height="100%" fo:text-align="justify" style:justify-single-word="false" fo:keep-together="auto" fo:orphans="0" fo:widows="0" fo:text-indent="1.448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3" style:family="paragraph" style:parent-style-name="Standard">
      <loext:graphic-properties draw:fill="solid" draw:fill-color="#ffffff"/>
      <style:paragraph-properties fo:margin-left="0.019cm" fo:margin-right="0cm" fo:margin-top="0.279cm" fo:margin-bottom="0cm" style:contextual-spacing="false" fo:line-height="100%" fo:text-align="start" style:justify-single-word="false" fo:keep-together="auto" fo:orphans="0" fo:widows="0" fo:text-indent="1.251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4" style:family="paragraph" style:parent-style-name="Standard">
      <loext:graphic-properties draw:fill="solid" draw:fill-color="#ffffff"/>
      <style:paragraph-properties fo:margin-left="1.448cm" fo:margin-right="0cm" fo:margin-top="0.32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>
        <style:tab-stops>
          <style:tab-stop style:position="2.14cm"/>
          <style:tab-stop style:position="15.533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5" style:family="paragraph" style:parent-style-name="Standard">
      <loext:graphic-properties draw:fill="solid" draw:fill-color="#ffffff"/>
      <style:paragraph-properties fo:margin-left="1.448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>
        <style:tab-stops>
          <style:tab-stop style:position="2.1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6" style:family="paragraph" style:parent-style-name="Standard">
      <loext:graphic-properties draw:fill="solid" draw:fill-color="#ffffff"/>
      <style:paragraph-properties fo:margin-left="1.448cm" fo:margin-right="0cm" fo:margin-top="0.0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>
        <style:tab-stops>
          <style:tab-stop style:position="2.1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7" style:family="paragraph" style:parent-style-name="Standard">
      <loext:graphic-properties draw:fill="solid" draw:fill-color="#ffffff"/>
      <style:paragraph-properties fo:margin-left="0.007cm" fo:margin-right="0cm" fo:margin-top="0cm" fo:margin-bottom="0cm" style:contextual-spacing="false" fo:line-height="100%" fo:text-align="start" style:justify-single-word="false" fo:keep-together="auto" fo:orphans="0" fo:widows="0" fo:text-indent="1.441cm" style:auto-text-indent="false" fo:break-before="auto" fo:break-after="auto" fo:background-color="#ffffff" fo:padding="0cm" fo:border="none" fo:keep-with-next="auto">
        <style:tab-stops>
          <style:tab-stop style:position="2.1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8" style:family="paragraph" style:parent-style-name="Standard">
      <loext:graphic-properties draw:fill="solid" draw:fill-color="#ffffff"/>
      <style:paragraph-properties fo:margin-left="0.039cm" fo:margin-right="0cm" fo:margin-top="0.178cm" fo:margin-bottom="0cm" style:contextual-spacing="false" fo:line-height="100%" fo:text-align="center" style:justify-single-word="false" fo:keep-together="auto" fo:orphans="0" fo:widows="0" fo:text-indent="-0.039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89" style:family="paragraph" style:parent-style-name="Standard">
      <loext:graphic-properties draw:fill="solid" draw:fill-color="#ffffff"/>
      <style:paragraph-properties fo:margin-left="0.039cm" fo:margin-right="0cm" fo:margin-top="0.178cm" fo:margin-bottom="0cm" style:contextual-spacing="false" fo:line-height="100%" fo:text-align="center" style:justify-single-word="false" fo:keep-together="auto" fo:orphans="0" fo:widows="0" fo:text-indent="-0.039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0" style:family="paragraph" style:parent-style-name="Standard">
      <loext:graphic-properties draw:fill="solid" draw:fill-color="#ffffff"/>
      <style:paragraph-properties fo:margin-left="0.039cm" fo:margin-right="0cm" fo:margin-top="0.178cm" fo:margin-bottom="0cm" style:contextual-spacing="false" fo:line-height="100%" fo:text-align="justify" style:justify-single-word="false" fo:keep-together="auto" fo:orphans="0" fo:widows="0" fo:text-indent="1.231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1" style:family="paragraph" style:parent-style-name="Standard">
      <loext:graphic-properties draw:fill="solid" draw:fill-color="#ffffff"/>
      <style:paragraph-properties fo:margin-left="0.041cm" fo:margin-right="0cm" fo:margin-top="0.178cm" fo:margin-bottom="0cm" style:contextual-spacing="false" fo:line-height="100%" fo:text-align="justify" style:justify-single-word="false" fo:keep-together="auto" fo:orphans="0" fo:widows="0" fo:text-indent="1.45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2" style:family="paragraph" style:parent-style-name="Standard">
      <loext:graphic-properties draw:fill="solid" draw:fill-color="#ffffff"/>
      <style:paragraph-properties fo:margin-left="0.041cm" fo:margin-right="0cm" fo:margin-top="0.178cm" fo:margin-bottom="0cm" style:contextual-spacing="false" fo:line-height="100%" fo:text-align="start" style:justify-single-word="false" fo:keep-together="auto" fo:orphans="0" fo:widows="0" fo:text-indent="1.45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3" style:family="paragraph" style:parent-style-name="Standard">
      <loext:graphic-properties draw:fill="solid" draw:fill-color="#ffffff"/>
      <style:paragraph-properties fo:margin-left="0.041cm" fo:margin-right="0cm" fo:margin-top="0.178cm" fo:margin-bottom="0cm" style:contextual-spacing="false" fo:line-height="100%" fo:text-align="center" style:justify-single-word="false" fo:keep-together="auto" fo:orphans="0" fo:widows="0" fo:text-indent="1.45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94" style:family="paragraph" style:parent-style-name="Standard">
      <loext:graphic-properties draw:fill="solid" draw:fill-color="#ffffff"/>
      <style:paragraph-properties fo:margin-left="0.041cm" fo:margin-right="0cm" fo:margin-top="0.178cm" fo:margin-bottom="0cm" style:contextual-spacing="false" fo:line-height="100%" fo:text-align="center" style:justify-single-word="false" fo:keep-together="auto" fo:orphans="0" fo:widows="0" fo:text-indent="1.45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5" style:family="paragraph" style:parent-style-name="Standard">
      <loext:graphic-properties draw:fill="solid" draw:fill-color="#ffffff"/>
      <style:paragraph-properties fo:margin-left="0.041cm" fo:margin-right="0cm" fo:margin-top="0.178cm" fo:margin-bottom="0cm" style:contextual-spacing="false" fo:line-height="100%" fo:text-align="center" style:justify-single-word="false" fo:keep-together="auto" fo:orphans="0" fo:widows="0" fo:text-indent="-0.041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6" style:family="paragraph" style:parent-style-name="Standard">
      <loext:graphic-properties draw:fill="solid" draw:fill-color="#ffffff"/>
      <style:paragraph-properties fo:margin-left="0.041cm" fo:margin-right="0cm" fo:margin-top="0.178cm" fo:margin-bottom="0cm" style:contextual-spacing="false" fo:line-height="100%" fo:text-align="justify" style:justify-single-word="false" fo:keep-together="auto" fo:orphans="0" fo:widows="0" fo:text-indent="-0.041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7" style:family="paragraph" style:parent-style-name="Standard">
      <loext:graphic-properties draw:fill="solid" draw:fill-color="#ffffff"/>
      <style:paragraph-properties fo:margin-left="0.041cm" fo:margin-right="0cm" fo:margin-top="0.178cm" fo:margin-bottom="0cm" style:contextual-spacing="false" fo:line-height="100%" fo:text-align="justify" style:justify-single-word="false" fo:keep-together="auto" fo:orphans="0" fo:widows="0" fo:text-indent="1.229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8" style:family="paragraph" style:parent-style-name="Standard">
      <loext:graphic-properties draw:fill="solid" draw:fill-color="#ffffff"/>
      <style:paragraph-properties fo:margin-left="1.168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9" style:family="paragraph" style:parent-style-name="Standard">
      <loext:graphic-properties draw:fill="solid" draw:fill-color="#ffffff"/>
      <style:paragraph-properties fo:margin-left="0.041cm" fo:margin-right="0cm" fo:margin-top="0.178cm" fo:margin-bottom="0cm" style:contextual-spacing="false" fo:line-height="100%" fo:text-align="start" style:justify-single-word="false" fo:keep-together="auto" fo:orphans="0" fo:widows="0" fo:text-indent="1.05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0" style:family="paragraph" style:parent-style-name="Standard">
      <loext:graphic-properties draw:fill="solid" draw:fill-color="#ffffff"/>
      <style:paragraph-properties fo:margin-left="1.09cm" fo:margin-right="0cm" fo:margin-top="0.178cm" fo:margin-bottom="0cm" style:contextual-spacing="false" fo:line-height="100%" fo:text-align="start" style:justify-single-word="false" fo:keep-together="auto" fo:orphans="0" fo:widows="0" fo:text-indent="1.45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1" style:family="paragraph" style:parent-style-name="Standard">
      <loext:graphic-properties draw:fill="solid" draw:fill-color="#ffffff"/>
      <style:paragraph-properties fo:margin-left="2.36cm" fo:margin-right="0cm" fo:margin-top="0.178cm" fo:margin-bottom="0cm" style:contextual-spacing="false" fo:line-height="100%" fo:text-align="start" style:justify-single-word="false" fo:keep-together="auto" fo:orphans="0" fo:widows="0" fo:text-indent="0.178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2" style:family="paragraph" style:parent-style-name="Standard">
      <loext:graphic-properties draw:fill="solid" draw:fill-color="#ffffff"/>
      <style:paragraph-properties fo:margin-left="2.54cm" fo:margin-right="0cm" fo:margin-top="0.17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3" style:family="paragraph" style:parent-style-name="Standard">
      <loext:graphic-properties draw:fill="solid" draw:fill-color="#ffffff"/>
      <style:paragraph-properties fo:margin-left="1.09cm" fo:margin-right="0cm" fo:margin-top="0.178cm" fo:margin-bottom="0cm" style:contextual-spacing="false" fo:line-height="100%" fo:text-align="start" style:justify-single-word="false" fo:keep-together="auto" fo:orphans="0" fo:widows="0" fo:text-indent="1.27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4" style:family="paragraph" style:parent-style-name="Standard" style:list-style-name="WWNum1">
      <loext:graphic-properties draw:fill="solid" draw:fill-color="#ffffff"/>
      <style:paragraph-properties fo:margin-left="1.693cm" fo:margin-right="0cm" fo:margin-top="0.178cm" fo:margin-bottom="0cm" style:contextual-spacing="false" fo:line-height="100%" fo:text-align="center" style:justify-single-word="false" fo:keep-together="auto" fo:orphans="0" fo:widows="0" fo:text-indent="-1.058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05" style:family="paragraph" style:parent-style-name="Standard">
      <loext:graphic-properties draw:fill="solid" draw:fill-color="#ffffff"/>
      <style:paragraph-properties fo:margin-left="2.54cm" fo:margin-right="0cm" fo:margin-top="0.178cm" fo:margin-bottom="0cm" style:contextual-spacing="false" fo:line-height="100%" fo:text-align="start" style:justify-single-word="false" fo:keep-together="auto" fo:orphans="0" fo:widows="0" fo:text-indent="1.27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6" style:family="paragraph" style:parent-style-name="Standard" style:list-style-name="">
      <loext:graphic-properties draw:fill="solid" draw:fill-color="#ffffff"/>
      <style:paragraph-properties fo:margin-left="1.799cm" fo:margin-right="0cm" fo:margin-top="0.178cm" fo:margin-bottom="0cm" style:contextual-spacing="false" fo:line-height="100%" fo:text-align="center" style:justify-single-word="false" fo:keep-together="auto" fo:orphans="0" fo:widows="0" fo:text-indent="-1.164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07" style:family="paragraph" style:parent-style-name="Standard" style:list-style-name="WWNum2">
      <loext:graphic-properties draw:fill="solid" draw:fill-color="#ffffff"/>
      <style:paragraph-properties fo:margin-left="1.799cm" fo:margin-right="0cm" fo:margin-top="0.178cm" fo:margin-bottom="0cm" style:contextual-spacing="false" fo:line-height="100%" fo:text-align="center" style:justify-single-word="false" fo:orphans="0" fo:widows="0" fo:text-indent="-1.164cm" style:auto-text-indent="false" fo:break-before="pag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08" style:family="paragraph" style:parent-style-name="Standard">
      <loext:graphic-properties draw:fill="solid" draw:fill-color="#ffffff"/>
      <style:paragraph-properties fo:margin-left="0cm" fo:margin-right="0.076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9" style:family="paragraph" style:parent-style-name="Standard">
      <loext:graphic-properties draw:fill="solid" draw:fill-color="#ffffff"/>
      <style:paragraph-properties fo:margin-left="0.1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10" style:family="paragraph" style:parent-style-name="Standard">
      <loext:graphic-properties draw:fill="solid" draw:fill-color="#ffffff"/>
      <style:paragraph-properties fo:margin-left="0cm" fo:margin-right="0.088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11" style:family="paragraph" style:parent-style-name="Standard">
      <loext:graphic-properties draw:fill="solid" draw:fill-color="#ffffff"/>
      <style:paragraph-properties fo:margin-left="0cm" fo:margin-right="0.166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12" style:family="paragraph" style:parent-style-name="Standard">
      <loext:graphic-properties draw:fill="solid" draw:fill-color="#ffffff"/>
      <style:paragraph-properties fo:margin-left="0cm" fo:margin-right="0.171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13" style:family="paragraph" style:parent-style-name="Standard">
      <loext:graphic-properties draw:fill="solid" draw:fill-color="#ffffff"/>
      <style:paragraph-properties fo:margin-left="0cm" fo:margin-right="0.178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14" style:family="paragraph" style:parent-style-name="Standard" style:list-style-name="">
      <loext:graphic-properties draw:fill="solid" draw:fill-color="#ffffff"/>
      <style:paragraph-properties fo:margin-left="0.794cm" fo:margin-right="0cm" fo:margin-top="0.178cm" fo:margin-bottom="0cm" style:contextual-spacing="false" fo:line-height="100%" fo:text-align="center" style:justify-single-word="false" fo:keep-together="auto" fo:orphans="0" fo:widows="0" fo:text-indent="-0.794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15" style:family="paragraph" style:parent-style-name="Standard" style:list-style-name="WWNum3">
      <loext:graphic-properties draw:fill="solid" draw:fill-color="#ffffff"/>
      <style:paragraph-properties fo:margin-left="0.794cm" fo:margin-right="0cm" fo:margin-top="0.178cm" fo:margin-bottom="0cm" style:contextual-spacing="false" fo:line-height="100%" fo:text-align="center" style:justify-single-word="false" fo:orphans="0" fo:widows="0" fo:text-indent="-0.794cm" style:auto-text-indent="false" fo:break-before="pag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sub 58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БЭСМ-6</text:p>
      <text:p text:style-name="P2">КНИГА № 1</text:p>
      <text:p text:style-name="P2"/>
      <text:p text:style-name="P42">Пояснительная записка ПЗ-1</text:p>
      <text:p text:style-name="P42">ПУЛЬТОВЫЕ ТЕСТЫ И ПРОГРАММЫ</text:p>
      <text:p text:style-name="P42">ИЫ 1 700 000 ПЗ-1</text:p>
      <text:p text:style-name="P3"/>
      <text:p text:style-name="P43">I. ОБЩИЕ ЗАМЕЧАНИЯ</text:p>
      <text:p text:style-name="P3"><text:s/>1.1 <text:s/>В машине БЭСМ-б предусмотрена возможность выполнения 10 фиксированных программ, состоящих не более чем из 14 команд<text:line-break/>каждая. Программы "записываются" в небольшом диодном запомина-<text:line-break/>ющем устройстве, состоящем из 14 диодных блоков БЗП и одного<text:line-break/>блока БНЗП в стойке БРУС.</text:p>
      <text:p text:style-name="P3"><text:s text:c="11"/>Подключение программ производится переключателем программ<text:line-break/>с пульта УУ, и для адресации команд отводятся адреса с<text:line-break/>00001 по 00007.</text:p>
      <text:p text:style-name="P3"><text:s text:c="11"/>Эти программы состоят из нескольких тестов, позволяющих<text:line-break/>произвести первоначальную проверку машины и ряда вспомогательных программ, облегчающих работу на машине. Далее приведены<text:line-break/>описания каждой фиксированной программы в порядке их нумерации<text:line-break/>на переключателе программ.</text:p>
      <text:p text:style-name="P3"><text:s text:c="10"/>Программы, использующие МОЗУ, рассчитаны на работу е<text:line-break/>I, 4 и 8-ю кубами. Для этого вставляются следующие блоки в<text:line-break/>разъем 12 II - Ш 60 стойки БРУС:</text:p>
      <text:p text:style-name="P3">При работе с I кубом <text:s text:c="4"/>- <text:s text:c="2"/>БЗП 1б.</text:p>
      <text:p text:style-name="P3">При работе с 4 кубами <text:s/>- <text:s text:c="2"/>БЗП 15.</text:p>
      <text:p text:style-name="P3">При работе с 8 кубами <text:s/>- <text:s text:c="2"/>БЗП 2.</text:p>
      <text:p text:style-name="P3"/>
      <text:p text:style-name="P43">II. ТЕСТ УПРАВЛЕНИЯ (1)</text:p>
      <text:p text:style-name="P3"><text:s/></text:p>
      <text:p text:style-name="P8">Назначение<text:line-break/></text:p>
      <text:p text:style-name="P23">2.1. Ограниченная проверка УУ и БРУС без МОЗУ и АУ.<text:line-break/></text:p>
      <text:p text:style-name="P8">Краткое содержание<text:line-break/></text:p>
      <text:p text:style-name="P23">2.2. Проверка выполнения отдельных операций, связанных<text:line-break/>с модификаторами.</text:p>
      <text:p text:style-name="P27">Проверка модификаторов М1, М2, МЗ и сумматора адреса в<text:line-break/>режиме счетчика путем сложения прямого и дополнительного кодов.<text:line-break/></text:p>
      <text:p text:style-name="P8">Инструкция к использованию<text:line-break/></text:p>
      <text:p text:style-name="P73">2.3. При останове в результате ненулевой суммы при сложении в M1 находится прямой, а в М2 дополнительный код, давшие ненулевую сумму.</text:p>
      <text:p text:style-name="P3"><text:s/></text:p>
      <text:p text:style-name="P43">III. ТЕСТ БУФЕРА ЗАПИСИ (2)</text:p>
      <text:p text:style-name="P10"><text:span text:style-name="T2"><text:line-break/></text:span><text:span text:style-name="T3">Назначение</text:span></text:p>
      <text:p text:style-name="P23">3.1. Проверка буфера записи и расписывание памяти.</text:p>
      <text:p text:style-name="P3"><text:s/></text:p>
      <text:p text:style-name="P8">Краткое содержание</text:p>
      <text:p text:style-name="P3"><text:soft-page-break/><text:s/></text:p>
      <text:p text:style-name="P23">3.2. Запись и считывание по адресам МОЗУ с 00011 по<text:line-break/>77777 (для 8-ми кубов). Сверка с эталоном (адрес 00010).</text:p>
      <text:p text:style-name="P3">Записываемый код не успевает переписаться в МОЗУ и считывается из буфера записи.</text:p>
      <text:p text:style-name="P3"><text:s/></text:p>
      <text:p text:style-name="P8">Инструкция по использованию</text:p>
      <text:p text:style-name="P3"><text:s/><text:tab/>3.3. «0» ППК (пульт УУ) - постоянный код. В этом случае<text:line-break/>команда ЦС заменяется на команду Сч с тем же адресом.</text:p>
      <text:p text:style-name="P27">«1» ППК (пульт УУ) - переменный код.</text:p>
      <text:p text:style-name="P23">7 регистр (пульт БРУС) используется для задания расписываемого кода. Переменный код образуется циклическим сложением с 7 регистром и повторяется от расписывания к расписыванию.</text:p>
      <text:p text:style-name="P23">При останове на регистре РР находится адрес, при котором<text:line-break/>произошло несовпадение считанного кода с кодом в эталонной ячейке. По этому адресу, засланному в БАЗ, можно определить номер<text:line-break/>БРЗ и посмотреть код в БРЗ. На сумматоре в состоянии "1" остаются несовпавшие разряды.</text:p>
      <text:p text:style-name="P10"><text:span text:style-name="T2"><text:line-break/></text:span><text:span text:style-name="T1">IV. ТЕСТ СЧИТЫВАНИЯ МОЗУ (3)</text:span></text:p>
      <text:p text:style-name="P5"/>
      <text:p text:style-name="P8">Назначение</text:p>
      <text:p text:style-name="P8"/>
      <text:p text:style-name="P23">4.1 Проверка правильности хранения и считывания кода,<text:line-break/>предварительно расписанного в КОЗУ с помощью 2-го пультового<text:line-break/>теста.</text:p>
      <text:p text:style-name="P8">Краткое содержание</text:p>
      <text:p text:style-name="P8"/>
      <text:p text:style-name="P23">4.2. Считывание или формирование эталона, считывание<text:line-break/>кода из памяти и сравнение его с эталоном (адрес 00010).</text:p>
      <text:p text:style-name="P3"/>
      <text:p text:style-name="P8">Инструкция к использованию</text:p>
      <text:p text:style-name="P8"/>
      <text:p text:style-name="P23">4.З. "0" ППК (пульт УУ) - постоянный код, В этом случае<text:line-break/>команда ЦС заменяется на команду СЧ с тем же адресом.</text:p>
      <text:p text:style-name="P27">"I" ППК (пульт УУ) - переменный код.</text:p>
      <text:p text:style-name="P74">На 7 клавишном регистре находится расписываемый код (в<text:line-break/>режиме постоянного кода) или код, используемый для образования<text:line-break/>переменного кода.</text:p>
      <text:p text:style-name="P23">Переменный код формируется путем циклического сложения и<text:line-break/>повторяется от расписывания к расписыванию.</text:p>
      <text:p text:style-name="P3"/>
      <text:p text:style-name="P23">При останове на регистре РР находится адрес ячейки, давшей<text:line-break/>несовпадение при сравнении с эталоном. На сумматоре в состоянии<text:line-break/>"I" находятся несовпавшие разряды.</text:p>
      <text:p text:style-name="P23"/>
      <text:p text:style-name="P66">V. ТЕСТ ЗАПИСИ-СЧИТЫВАНИЯ МОЗУ (4)<text:line-break/></text:p>
      <text:p text:style-name="P25">Назначение</text:p>
      <text:p text:style-name="P25"/>
      <text:p text:style-name="P23">5.1.<text:tab/>Проверка МОЗУ путем записи и считывания постоянного<text:line-break/>или переменного кода по всем ячейкам МОЗУ.</text:p>
      <text:p text:style-name="P25"/>
      <text:p text:style-name="P25">Краткое содержание</text:p>
      <text:p text:style-name="P25"/>
      <text:p text:style-name="P23"><text:soft-page-break/>5.2.<text:tab/>а) Считывание из ячейки 00011 для последующей записи<text:line-break/>в 00010 в качестве начального кода в текущем цикле расписывания<text:line-break/>по МОЗУ.</text:p>
      <text:p text:style-name="P27">б)<text:tab/>Запись эталона текущей ячейки.</text:p>
      <text:p text:style-name="P27">в)<text:tab/>Проверка сравнением.</text:p>
      <text:p text:style-name="P27">г)<text:tab/>Изменение кода циклическим сложением.</text:p>
      <text:p text:style-name="P27">д)<text:tab/>Запись в проверенную ячейку нового кода.</text:p>
      <text:p text:style-name="P27">е)<text:tab/>Переход к следующей ячейке (пункт б)« На сумматоре<text:line-break/>остается код, являющийся эталоном кода, записанного в следующей<text:line-break/>ячейке при предыдущем цикле расписывания МОЗУ.</text:p>
      <text:p text:style-name="P27">Переменный код в данном тесте изменяется от ячейки к ячейке</text:p>
      <text:p text:style-name="P23">и от обхода к обходу для каждой ячейки.</text:p>
      <text:p text:style-name="P23"/>
      <text:p text:style-name="P25">Инструкция к использованию</text:p>
      <text:p text:style-name="P24"/>
      <text:p text:style-name="P23">5.3.<text:tab/>"0" ППК (пульт УУ) - постоянный код. В этом случае<text:line-break/>команда ЦС заменяется на команду СЧ с тем же адресом,</text:p>
      <text:p text:style-name="P27">"I" ППК (пульт УУ) - переменный код.</text:p>
      <text:p text:style-name="P27">7 клавишный регистр (пульт БРУС) используется для задания<text:line-break/>расписываемого кода»</text:p>
      <text:p text:style-name="P27">При останове на PР находится адрес несовпавшей ячейки, а<text:line-break/>на сумматоре - несовпавшие разряды.</text:p>
      <text:p text:style-name="P27"/>
      <text:p text:style-name="P29">VI. ТЕСТ УМНОЖЕНИЯ - ДЕЛЕНИЕ (5)</text:p>
      <text:p text:style-name="P29"/>
      <text:p text:style-name="P30">Назначение</text:p>
      <text:p text:style-name="P30"/>
      <text:p text:style-name="P27">6.1 Проверка основных массовых цепей АУ и операций сложения, умножения, деления на переменном коде.</text:p>
      <text:p text:style-name="P27"/>
      <text:p text:style-name="P30">Краткое содержание</text:p>
      <text:p text:style-name="P31"/>
      <text:p text:style-name="P27">6.2. Образование переменного кода арифметическим сложением</text:p>
      <text:p text:style-name="P27">Получение нулевого порядка (100000) для увеличения диапазона используемых чисел.</text:p>
      <text:p text:style-name="P26"><text:span text:style-name="T2">Умножение на эталон, деление на эталон и вычитание эталона<text:line-break/>дают в результате некоторое число с отрицательным порядком, ко-<text:line-break/>торое должно быть меньше чем 2</text:span><text:span text:style-name="T5">-37 </text:span><text:span text:style-name="T2">(37-десятичное число).</text:span></text:p>
      <text:p text:style-name="P26"><text:span text:style-name="T2">Увеличение порядка на 37</text:span><text:span text:style-name="T6">10</text:span><text:span text:style-name="T2"> не должно изменить нулевого знака порядка, если операции умножения и деления выполнены верно;<text:line-break/>т.к. операция КС относится к группе умножения, то по нулю знака<text:line-break/>порядка операция У1 осуществляет передачу управления на начало<text:line-break/>теста.</text:span></text:p>
      <text:p text:style-name="P28"/>
      <text:p text:style-name="P30">Инструкция по использованию</text:p>
      <text:p text:style-name="P30"/>
      <text:p text:style-name="P26"><text:span text:style-name="T2">6.3. Переменный код получается в тесте с помощью операции<text:line-break/>АС. Поэтому, чтобы тест шел достаточно долго, необходимо на<text:line-break/>7 тумблерном регистре набирать не слишком большие нормализованные числа, не более 2</text:span><text:span text:style-name="T5">48 </text:span><text:span text:style-name="T2">(110000 –порядок числа).</text:span></text:p>
      <text:p text:style-name="P27"/>
      <text:p text:style-name="P75">VII. <text:s/>ПРОГРАММА ВВОДА С ПЕРФОЛЕНТЫ (6)</text:p>
      <text:p text:style-name="P76">Назначение</text:p>
      <text:p text:style-name="P70"><text:soft-page-break/>7.1 <text:s/>Ввод в память программ, пробитых на перфоленте специальным образом Ввод осуществляется с первого устройства ВНИИЭМ-34.</text:p>
      <text:p text:style-name="P50">Краткое содержание</text:p>
      <text:p text:style-name="P33"><text:span text:style-name="T2">7.2. а) Информация пробивается в виде 4-разрядных слогов в 1-4 дорожке перфоленты любой ширины (17,5, 22,5, 25 мм). Цифра 0</text:span><text:span text:style-name="T6">8</text:span><text:span text:style-name="T2"> пробивается одним отверстием<text:line-break/>по 4-й дорожке, a (1÷7)</text:span><text:span text:style-name="T6">8</text:span><text:span text:style-name="T2"> в двоичном коде по 1-3 дорожкам.</text:span></text:p>
      <text:p text:style-name="P47"><text:s text:c="6"/><text:tab/><text:tab/>б) При работе программы используется специальное оборудование, имеющееся в первом канале связи с устройством ВНИИЭМ-34,</text:p>
      <text:p text:style-name="P77">в) Программа работает следующим образом. При переводе переключателя пультовых программ в положение "6" на 1-ом устройстве ввода включится двигатель и лампа. Кнопкой "УО" гасится содержимое буферного регистра ввода с перфоленты, на котором в момент включения лампы может установиться неправильный код„</text:p>
      <text:p text:style-name="P4">Команда ОВУ (033) с адресом 4007 производит пуск ленты и опрос синхроимпульса слога. При поступлении синхроимпульса программа командой ОВУ (033) с адресом 4014 производит считывание слога на 1-3 р. сумматора, причем синхроимпульс поступает в схему опроса только с ненулевым кодом слога (по всей 4-м разрядам). Эта же команда выполняет и останов перфоленты. Ввод прекращается тогда, когда встречается "пустое" слово, т.е. 16 слогов "0" и программа переходит на ячейку 00010, т.е. на только что введенную программу.</text:p>
      <text:p text:style-name="P4"/>
      <text:p text:style-name="P9"><text:s text:c="10"/>ПРИМЕЧАНИЕ: В существующей конфигурации БЭСМ программа ввода с перфоленты не используется. Вместо нее написана другая ПП6. <text:s/></text:p>
      <text:p text:style-name="P9"/>
      <text:p text:style-name="P75">VIII. ПРОГРАММА ВЫЗОВА-ЗАПИСИ ЯЧЕЙКИ МОЗУ (7)</text:p>
      <text:p text:style-name="P55">Назначение</text:p>
      <text:p text:style-name="P34"/>
      <text:p text:style-name="P78">8.1.<text:tab/>Считывание или (и) исправление содержимого указывае-<text:line-break/>мой ячейки ПОЗУ.</text:p>
      <text:p text:style-name="P50">Краткое содержание</text:p>
      <text:p text:style-name="P35"/>
      <text:p text:style-name="P47"><text:tab/>8.2.<text:tab/>Считывание адреса с 7-го клавишного регистра.</text:p>
      <text:p text:style-name="P79">Запись в буфер.</text:p>
      <text:p text:style-name="P80"><text:s/></text:p>
      <text:p text:style-name="P81">Останов (при останове на сумматоре и БРЗо - содержимое считанной ячейки МОЗУ <text:s/>на РР - адрес этой ячейки).</text:p>
      <text:p text:style-name="P82">Запись набранного на 7 клавишном регистре кода в ячейку, из которой производилось считывание. Выталкивание из буфера (записанный код остается на сумматоре и во всех БРЗ).</text:p>
      <text:p text:style-name="P56">Инструкция по использованию</text:p>
      <text:p text:style-name="P83">8.3. Последовательность операций на пульте при исправлении ячейки:</text:p>
      <text:p text:style-name="P84">а)<text:tab/>Установка нуля.<text:tab/> </text:p>
      <text:p text:style-name="P85">б)<text:tab/>Набор адреса ячейки в 1÷15 разрядах 7-го клавишного регистра. Пуск (при останове после пуска на сумматоре и БРЗо находится считанный код).</text:p>
      <text:p text:style-name="P86">в)<text:tab/>Набор записываемого кода на 7 клавишном регистре.</text:p>
      <text:p text:style-name="P87">г)<text:tab/>Пуск (при останове после пуска на сумматоре и БРЗ 0÷7 находится записанный код).</text:p>
      <text:p text:style-name="P7"/>
      <text:p text:style-name="P88">IX. ПРОГРАММА ВЫЗОВА КОМПЛЕКСНОГО ТЕСТА (8)</text:p>
      <text:p text:style-name="P57">Назначение</text:p>
      <text:p text:style-name="P90"><text:soft-page-break/>9.1.<text:tab/>Вызов и выполнение комплексного теста центральной машины, вызов тестов остальных устройств и обслуживающей программ</text:p>
      <text:p text:style-name="P89">Краткое содержание</text:p>
      <text:p text:style-name="P90">9.2.<text:tab/>Выдача управляющего слова для считывания с нулевого<text:line-break/>тракта нулевого барабана 2-го направления в нулевую страницу<text:line-break/>памяти.</text:p>
      <text:p text:style-name="P91">Программная выдержка времени.</text:p>
      <text:p text:style-name="P91">Передача управления на ведущую программу комплексного<text:line-break/>теста.</text:p>
      <text:p text:style-name="P95">Инструкция к использованию</text:p>
      <text:p text:style-name="P97">9.3. Описание работы и инструкция к использованию приводятся в описании комплексного теста.</text:p>
      <text:p text:style-name="P93">X. ПРОГРАММА ОБМЕНА МОЗУ—МБ (9)</text:p>
      <text:p text:style-name="P94">Назначение</text:p>
      <text:p text:style-name="P97">10.I.<text:tab/>Перепись содержимого всей оперативной памяти на магнитный барабан и обратно. </text:p>
      <text:p text:style-name="P36"><text:span text:style-name="T3">Краткое содержание</text:span><text:span text:style-name="T2"><text:tab/> </text:span></text:p>
      <text:p text:style-name="P96"><text:s/><text:tab/>10.2.<text:tab/>а) Считывание кода управляющего слова с 7 клавишного регистра.<text:tab/> </text:p>
      <text:p text:style-name="P91"><text:s text:c="10"/>б) Выдача управлявшего слова в УВУ (задание обмена на страницу.)</text:p>
      <text:p text:style-name="P92"><text:s text:c="10"/>в) Программная выдержка времени на обмен страница.</text:p>
      <text:p text:style-name="P47"><text:s text:c="24"/>г) формирование КУСа следующей страницы;</text:p>
      <text:p text:style-name="P48"><text:tab/><text:tab/> <text:s text:c="11"/>д) повторение цикла (пункт}б)<text:line-break/> <text:s/><text:tab/><text:tab/><text:tab/>Останов по окончании переписи.</text:p>
      <text:p text:style-name="P61">Инструкция по использованию</text:p>
      <text:p text:style-name="P62"><text:s text:c="3"/><text:tab/>10.3. На 7-м клавишном регистре набирается КУС.</text:p>
      <text:p text:style-name="P98"><text:s/></text:p>
      <text:p text:style-name="P63">XI. ПРОГРАММА ОБМЕНА МЛ—МОЗУ (10).</text:p>
      <text:p text:style-name="P64">Назначение.</text:p>
      <text:p text:style-name="P68">11.1 Считывание информации с MЛ в МОЗУ.</text:p>
      <text:p text:style-name="P64">Краткое содержание.</text:p>
      <text:p text:style-name="P38">11.2. а) Считывание кода управляющего слова с 7-го клавишного регистра;</text:p>
      <text:p text:style-name="P100">б) выдача управляющего слова обмена в УВУ;</text:p>
      <text:p text:style-name="P100">в) выдача управляющего слова движения МЛ в УВУ;</text:p>
      <text:p text:style-name="P64">Инструкция к пользованию</text:p>
      <text:p text:style-name="P38">11.3. <text:tab/>а) Набрать останов по адресу команды 4;</text:p>
      <text:p text:style-name="P100">б) На 7-ом клавишном регистра набирается следующая информация:</text:p>
      <text:p text:style-name="P92"><text:s text:c="2"/><text:tab/> <text:s text:c="3"/>1÷3 р.р. - № магнитофона</text:p>
      <text:p text:style-name="P92"><text:s text:c="14"/>13÷15 р. р. - № направления</text:p>
      <text:p text:style-name="P100"><text:s text:c="4"/>25÷26 р.р. - направление движения ( 01 - вперед, 11 - назад)</text:p>
      <text:p text:style-name="P101"><text:s text:c="4"/>32 ÷34 - № <text:s/>магнитофона</text:p>
      <text:p text:style-name="P102"><text:soft-page-break/><text:s text:c="4"/>37÷ 41 р.р. - № страницы МОЗУ.</text:p>
      <text:p text:style-name="P103"><text:s text:c="2"/>в) переключатель пультовых программ поставить в положение 10;</text:p>
      <text:p text:style-name="P38"><text:s text:c="14"/>г) Нажать «УСТ. 0 ОБЩ», «ПУСК»;</text:p>
      <text:p text:style-name="P37"><text:span text:style-name="T3">Замечание:</text:span><text:span text:style-name="T2"> при обмене с ненулевой страницей МОЗУ в I3</text:span><text:span text:style-name="T6">8 </text:span><text:span text:style-name="T2"><text:s/>модификаторе— № считанной зоны.</text:span></text:p>
      <text:p text:style-name="P38"/>
      <text:p text:style-name="P32"/>
      <text:p text:style-name="P15"/>
      <text:list xml:id="list1511329562" text:style-name="WWNum1">
        <text:list-item>
          <text:p text:style-name="P104">ПУЛЬТОВЫЕ ПРОГРАММЫ</text:p>
        </text:list-item>
      </text:list>
      <text:p text:style-name="P18"/>
      <text:p text:style-name="P18">12.1 <text:s text:c="3"/>ПРОГРАММА № 1</text:p>
      <text:p text:style-name="P19"/>
      <text:p text:style-name="P14"><text:span text:style-name="T1"><text:tab/><text:tab/><text:tab/></text:span><text:span text:style-name="T2">00000<text:tab/>* <text:s/>00 <text:s text:c="2"/>00 <text:s text:c="3"/>00000 <text:s/>*</text:span></text:p>
      <text:p text:style-name="P20"><text:tab/><text:tab/><text:tab/><text:tab/> <text:s text:c="3"/>00 <text:s text:c="2"/>00 <text:s text:c="3"/>00000 <text:s/>*</text:p>
      <text:p text:style-name="P20"/>
      <text:p text:style-name="P20"><text:tab/><text:tab/><text:tab/>00001 <text:s/>* <text:s/>02 <text:s text:c="2"/>24 <text:s text:c="3"/>00000 <text:s/>* <text:s/>ПА</text:p>
      <text:p text:style-name="P20"><text:tab/><text:tab/><text:tab/><text:tab/> <text:s text:c="3"/>01 <text:s text:c="2"/>31 <text:s text:c="3"/>00002 <text:s/>* <text:s/>ПВ</text:p>
      <text:p text:style-name="P20"/>
      <text:p text:style-name="P20"><text:tab/><text:tab/><text:tab/>00002<text:tab/>* <text:s/>01 <text:s text:c="2"/>25 <text:s text:c="3"/>77777 <text:s/>* <text:s/>СА</text:p>
      <text:p text:style-name="P20"><text:tab/><text:tab/><text:tab/><text:tab/> <text:s text:c="3"/>02 <text:s text:c="2"/>25 <text:s text:c="3"/>77777 <text:s/>* <text:s/>СА</text:p>
      <text:p text:style-name="P20"/>
      <text:p text:style-name="P20"><text:tab/><text:tab/><text:tab/>00003 <text:s/>* <text:s/>01 <text:s text:c="2"/>044 <text:s text:c="3"/>0003 <text:s/>* <text:s/>ПИ</text:p>
      <text:p text:style-name="P20"><text:tab/><text:tab/><text:tab/><text:tab/> <text:s text:c="3"/>03 <text:s text:c="2"/>34 <text:s text:c="3"/>00007 <text:s/>* <text:s/>ИО</text:p>
      <text:p text:style-name="P20"/>
      <text:p text:style-name="P39">00004<text:tab/>* <text:s/>02 <text:s text:c="2"/>045 <text:s text:c="3"/>0000 <text:s/>* <text:s/>СИ</text:p>
      <text:p text:style-name="P20"><text:tab/><text:tab/><text:tab/><text:tab/> <text:s text:c="3"/>03 <text:s text:c="2"/>35 <text:s text:c="3"/>00007 <text:s/>* <text:s/>И1</text:p>
      <text:p text:style-name="P20"/>
      <text:p text:style-name="P20"><text:tab/><text:tab/><text:tab/>00005 <text:s/>* <text:s/>01 <text:s text:c="2"/>25 <text:s text:c="3"/>00001 <text:s/>* <text:s/>СА</text:p>
      <text:p text:style-name="P20"><text:tab/><text:tab/><text:tab/><text:tab/> <text:s text:c="3"/>01 <text:s text:c="2"/>37 <text:s text:c="3"/>00002 <text:s/>* <text:s/>КИ</text:p>
      <text:p text:style-name="P20"/>
      <text:p text:style-name="P39">00006<text:tab/>* <text:s/>02 <text:s text:c="2"/>25 <text:s text:c="3"/>77777 <text:s/>* <text:s/>СА</text:p>
      <text:p text:style-name="P20"><text:tab/><text:tab/><text:tab/><text:tab/> <text:s text:c="3"/>02 <text:s text:c="2"/>34 <text:s text:c="3"/>00001 <text:s/>* <text:s/>И0</text:p>
      <text:p text:style-name="P20"/>
      <text:p text:style-name="P20"><text:tab/><text:tab/><text:tab/>00007 <text:s/>* <text:s/>00 <text:s text:c="2"/>33 <text:s text:c="3"/>00000 <text:s/>* <text:s/>33</text:p>
      <text:p text:style-name="P20"><text:tab/><text:tab/><text:tab/><text:tab/> <text:s text:c="3"/>00 <text:s text:c="2"/>30 <text:s text:c="3"/>00001 <text:s/>* <text:s/>ПБ</text:p>
      <text:p text:style-name="P20"/>
      <text:p text:style-name="P20"/>
      <text:p text:style-name="P106"/>
      <text:list xml:id="list1346615709" text:style-name="WWNum2">
        <text:list-item>
          <text:list>
            <text:list-item>
              <text:p text:style-name="P107">ПРОГРАММА № 2</text:p>
            </text:list-item>
          </text:list>
        </text:list-item>
      </text:list>
      <text:p text:style-name="P18"/>
      <text:p text:style-name="P19"/>
      <text:p text:style-name="P39">00000<text:tab/>* <text:s/>00 <text:s text:c="2"/>00 <text:s text:c="3"/>00000 <text:s/>*</text:p>
      <text:p text:style-name="P20"><text:tab/><text:tab/><text:tab/><text:tab/> <text:s text:c="3"/>00 <text:s text:c="2"/>00 <text:s text:c="3"/>00000 <text:s/>*</text:p>
      <text:p text:style-name="P20"/>
      <text:p text:style-name="P20"><text:tab/><text:tab/><text:tab/>00001 <text:s/>* <text:s/>01 <text:s text:c="2"/>37 <text:s text:c="3"/>00003 <text:s/>* <text:s/>КЦ</text:p>
      <text:p text:style-name="P20"><text:tab/><text:tab/><text:tab/><text:tab/> <text:s text:c="3"/>01 <text:s text:c="2"/>24 <text:s text:c="3"/>40012 <text:s/>* <text:s/>ПА</text:p>
      <text:p text:style-name="P20"/>
      <text:p text:style-name="P20"><text:tab/><text:tab/><text:tab/>00002<text:tab/>* <text:s/>00 <text:s text:c="2"/>010 <text:s text:c="3"/>0000 <text:s/>* <text:s/>СЧ</text:p>
      <text:p text:style-name="P20"><text:tab/><text:tab/><text:tab/><text:tab/> <text:s text:c="3"/>00 <text:s text:c="2"/>000 <text:s text:c="3"/>0010 <text:s/>* <text:s/>ЗЧ</text:p>
      <text:p text:style-name="P20"/>
      <text:p text:style-name="P20"><text:tab/><text:tab/><text:tab/>00003 <text:s/>* <text:s/>00 <text:s text:c="2"/>010 <text:s text:c="3"/>0010 <text:s/>* <text:s/>СЧ</text:p>
      <text:p text:style-name="P20"><text:tab/><text:tab/><text:tab/><text:tab/> <text:s text:c="3"/>00 <text:s text:c="2"/>013 <text:s text:c="3"/>0007 <text:s/>* <text:s/>ЦС</text:p>
      <text:p text:style-name="P20"/>
      <text:p text:style-name="P39">00004<text:tab/>* <text:s/>01 <text:s text:c="2"/>100 <text:s text:c="3"/>7777 <text:s/>* <text:s/>ЗЧ</text:p>
      <text:p text:style-name="P20"><text:tab/><text:tab/><text:tab/><text:tab/> <text:s text:c="3"/>00 <text:s text:c="2"/>000 <text:s text:c="3"/>0010 <text:s/>* <text:s/>ЗЧ</text:p>
      <text:p text:style-name="P20"/>
      <text:p text:style-name="P20"><text:tab/><text:tab/><text:tab/>00005 <text:s/>* <text:s/>01 <text:s text:c="2"/>112 <text:s text:c="3"/>7777 <text:s/>* <text:s/>СР</text:p>
      <text:p text:style-name="P20"><text:tab/><text:tab/><text:tab/><text:tab/> <text:s text:c="3"/>00 <text:s text:c="2"/>26 <text:s text:c="3"/>00001 <text:s/>* <text:s/>УО</text:p>
      <text:p text:style-name="P20"/>
      <text:p text:style-name="P39">00006<text:tab/>* <text:s/>01 <text:s text:c="2"/>33 <text:s text:c="3"/>77777 <text:s/>* <text:s/>33</text:p>
      <text:p text:style-name="P20"><text:tab/><text:tab/><text:tab/><text:tab/> <text:s text:c="3"/>00 <text:s text:c="2"/>30 <text:s text:c="3"/>00001 <text:s/>* <text:s/>ПБ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/>
      <text:p text:style-name="P60">12.3 <text:s/>ПРОГРАММА № 3</text:p>
      <text:p text:style-name="P20"/>
      <text:p text:style-name="P20"/>
      <text:p text:style-name="P20"/>
      <text:p text:style-name="P39">00000<text:tab/>* <text:s/>00 <text:s text:c="2"/>00 <text:s text:c="3"/>00000 <text:s/>*</text:p>
      <text:p text:style-name="P20"><text:tab/><text:tab/><text:tab/><text:tab/> <text:s text:c="3"/>00 <text:s text:c="2"/>00 <text:s text:c="3"/>00000 <text:s/>*</text:p>
      <text:p text:style-name="P20"/>
      <text:p text:style-name="P20"><text:tab/><text:tab/><text:tab/>00001 <text:s/>* <text:s/>01 <text:s text:c="2"/>37 <text:s text:c="3"/>00003 <text:s/>* <text:s/>КЦ</text:p>
      <text:p text:style-name="P20"><text:tab/><text:tab/><text:tab/><text:tab/> <text:s text:c="3"/>01 <text:s text:c="2"/>24 <text:s text:c="3"/>40012 <text:s/>* <text:s/>ПА</text:p>
      <text:p text:style-name="P20"/>
      <text:p text:style-name="P20"><text:tab/><text:tab/><text:tab/>00002<text:tab/>* <text:s/>00 <text:s text:c="2"/>010 <text:s text:c="3"/>0000 <text:s/>* <text:s/>СЧ</text:p>
      <text:p text:style-name="P20"><text:tab/><text:tab/><text:tab/><text:tab/> <text:s text:c="3"/>00 <text:s text:c="2"/>000 <text:s text:c="3"/>0010 <text:s/>* <text:s/>ЗЧ</text:p>
      <text:p text:style-name="P20"/>
      <text:p text:style-name="P20"><text:tab/><text:tab/><text:tab/>00003 <text:s/>* <text:s/>00 <text:s text:c="2"/>010 <text:s text:c="3"/>0010 <text:s/>* <text:s/>СЧ</text:p>
      <text:p text:style-name="P20"><text:tab/><text:tab/><text:tab/><text:tab/> <text:s text:c="3"/>00 <text:s text:c="2"/>013 <text:s text:c="3"/>0007 <text:s/>* <text:s/>ЦС</text:p>
      <text:p text:style-name="P20"/>
      <text:p text:style-name="P39">00004<text:tab/>* <text:s/>00 <text:s text:c="2"/>00 <text:s text:c="4"/>00000 <text:s/>* <text:s text:c="2"/></text:p>
      <text:p text:style-name="P20"><text:tab/><text:tab/><text:tab/><text:tab/> <text:s text:c="3"/>00 <text:s text:c="2"/>000 <text:s text:c="3"/>0010 <text:s/>* <text:s/>ЗЧ</text:p>
      <text:p text:style-name="P20"/>
      <text:p text:style-name="P20"><text:tab/><text:tab/><text:tab/>00005 <text:s/>* <text:s/>01 <text:s text:c="2"/>112 <text:s text:c="3"/>7777 <text:s/>* <text:s/>СР</text:p>
      <text:p text:style-name="P20"><text:tab/><text:tab/><text:tab/><text:tab/> <text:s text:c="3"/>00 <text:s text:c="2"/>26 <text:s text:c="3"/>00001 <text:s/>* <text:s/>УО</text:p>
      <text:p text:style-name="P20"/>
      <text:p text:style-name="P39">00006<text:tab/>* <text:s/>01 <text:s text:c="2"/>33 <text:s text:c="3"/>77777 <text:s/>* <text:s/>33</text:p>
      <text:p text:style-name="P20"><text:tab/><text:tab/><text:tab/><text:tab/> <text:s text:c="3"/>00 <text:s text:c="2"/>30 <text:s text:c="3"/>00001 <text:s/>* <text:s/>ПБ</text:p>
      <text:p text:style-name="P16"/>
      <text:p text:style-name="P18"/>
      <text:p text:style-name="P60">12.4 <text:s/>ПРОГРАММА № 4</text:p>
      <text:p text:style-name="P20"/>
      <text:p text:style-name="P20"/>
      <text:p text:style-name="P20"/>
      <text:p text:style-name="P39">00000<text:tab/>* <text:s/>00 <text:s text:c="2"/>00 <text:s text:c="3"/>00000 <text:s/>*</text:p>
      <text:p text:style-name="P20"><text:tab/><text:tab/><text:tab/><text:tab/> <text:s text:c="3"/>00 <text:s text:c="2"/>00 <text:s text:c="3"/>00000 <text:s/>*</text:p>
      <text:p text:style-name="P20"/>
      <text:p text:style-name="P20"><text:tab/><text:tab/><text:tab/>00001 <text:s/>* <text:s/>01 <text:s text:c="2"/>24 <text:s text:c="3"/>40012 <text:s/>* <text:s/>ПА</text:p>
      <text:p text:style-name="P20"><text:tab/><text:tab/><text:tab/><text:tab/> <text:s text:c="3"/>00 <text:s text:c="2"/>010 <text:s text:c="3"/>0011 <text:s/>* <text:s/>СЧ</text:p>
      <text:p text:style-name="P20"/>
      <text:p text:style-name="P20"><text:tab/><text:tab/><text:tab/>00002<text:tab/>* <text:s/>00 <text:s text:c="2"/>000 <text:s text:c="3"/>0010 <text:s/>* <text:s/>ЗЧ <text:s/></text:p>
      <text:p text:style-name="P20"><text:tab/><text:tab/><text:tab/><text:tab/> <text:s text:c="3"/>01 <text:s text:c="2"/>112 <text:s text:c="3"/>7777 <text:s/>* <text:s/>СР</text:p>
      <text:p text:style-name="P20"/>
      <text:p text:style-name="P20"><text:tab/><text:tab/><text:tab/>00003 <text:s/>* <text:s/>00 <text:s text:c="2"/>26 <text:s text:c="3"/>00004 <text:s/>* <text:s/>УО</text:p>
      <text:p text:style-name="P20"><text:tab/><text:tab/><text:tab/><text:tab/> <text:s text:c="3"/>01 <text:s text:c="2"/>33 <text:s text:c="3"/>77777 <text:s/>* <text:s/>33</text:p>
      <text:p text:style-name="P20"/>
      <text:p text:style-name="P39">00004<text:tab/>* <text:s/>00 <text:s text:c="2"/>010 <text:s text:c="3"/>0010 <text:s/>* <text:s/>СЧ</text:p>
      <text:p text:style-name="P20"><text:tab/><text:tab/><text:tab/><text:tab/> <text:s text:c="3"/>00 <text:s text:c="2"/>013 <text:s text:c="3"/>0007 <text:s/>* <text:s/>ЦС</text:p>
      <text:p text:style-name="P20"/>
      <text:p text:style-name="P20"><text:tab/><text:tab/><text:tab/>00005 <text:s/>* <text:s/>01 <text:s text:c="2"/>100 <text:s text:c="3"/>7777 <text:s/>* <text:s/>ЗЧ</text:p>
      <text:p text:style-name="P20"><text:tab/><text:tab/><text:tab/><text:tab/> <text:s text:c="3"/>01 <text:s text:c="2"/>37 <text:s text:c="3"/>00002 <text:s/>* <text:s/>КЦ</text:p>
      <text:p text:style-name="P20"/>
      <text:p text:style-name="P39">00006<text:tab/>* <text:s/>00 <text:s text:c="2"/>30 <text:s text:c="3"/>00001 <text:s/>* <text:s/>ПБ</text:p>
      <text:p text:style-name="P20"><text:tab/><text:tab/><text:tab/><text:tab/> <text:s text:c="3"/>00 <text:s text:c="2"/>00 <text:s text:c="3"/>00000 <text:s/>* <text:s text:c="2"/></text:p>
      <text:p text:style-name="P16"/>
      <text:p text:style-name="P18"/>
      <text:p text:style-name="P60">12.5 <text:s/>ПРОГРАММА № 5</text:p>
      <text:p text:style-name="P20"/>
      <text:p text:style-name="P20"/>
      <text:p text:style-name="P20"/>
      <text:p text:style-name="P39">00000<text:tab/>* <text:s/>00 <text:s text:c="2"/>00 <text:s text:c="3"/>00000 <text:s/>*</text:p>
      <text:p text:style-name="P20"><text:tab/><text:tab/><text:tab/><text:tab/> <text:s text:c="3"/>00 <text:s text:c="2"/>00 <text:s text:c="3"/>00000 <text:s/>*</text:p>
      <text:p text:style-name="P20"/>
      <text:p text:style-name="P20"><text:tab/><text:tab/><text:tab/>00001 <text:s/>* <text:s/>00 <text:s text:c="2"/>004 <text:s text:c="3"/>0007 <text:s/>* <text:s/>АС</text:p>
      <text:p text:style-name="P20"><text:tab/><text:tab/><text:tab/><text:tab/> <text:s text:c="3"/>00 <text:s text:c="2"/>000 <text:s text:c="3"/>0011 <text:s/>* <text:s/>ЗЧ</text:p>
      <text:p text:style-name="P20"/>
      <text:p text:style-name="P20"><text:tab/><text:tab/><text:tab/>00002<text:tab/>* <text:s/>00 <text:s text:c="2"/>025 <text:s text:c="3"/>0011 <text:s/>* <text:s/>ВП <text:s/></text:p>
      <text:p text:style-name="P20"><text:tab/><text:tab/><text:tab/><text:tab/> <text:s text:c="3"/>00 <text:s text:c="2"/>000 <text:s text:c="3"/>0010 <text:s/>* <text:s/>ЗЧ</text:p>
      <text:p text:style-name="P20"/>
      <text:p text:style-name="P20"><text:tab/><text:tab/><text:tab/>00003 <text:s/>* <text:s/>00 <text:s text:c="2"/>017 <text:s text:c="3"/>0010 <text:s/>* <text:s/>АУ</text:p>
      <text:p text:style-name="P20"><text:tab/><text:tab/><text:tab/><text:tab/> <text:s text:c="3"/>01 <text:s text:c="2"/>016 <text:s text:c="3"/>0010 <text:s/>* <text:s/>АД</text:p>
      <text:p text:style-name="P20"/>
      <text:p text:style-name="P39">00004<text:tab/>* <text:s/>00 <text:s text:c="2"/>005 <text:s text:c="3"/>0010 <text:s/>* <text:s/>АВ</text:p>
      <text:p text:style-name="P20"><text:tab/><text:tab/><text:tab/><text:tab/> <text:s text:c="3"/>00 <text:s text:c="2"/>034 <text:s text:c="3"/>0145 <text:s/>* <text:s/>КС</text:p>
      <text:p text:style-name="P20"/>
      <text:p text:style-name="P20"><text:tab/><text:tab/><text:tab/>00005 <text:s/>* <text:s/>00 <text:s text:c="2"/>27 <text:s text:c="3"/>00006 <text:s/>* <text:s/>У1</text:p>
      <text:p text:style-name="P20"><text:tab/><text:tab/><text:tab/><text:tab/> <text:s text:c="3"/>00 <text:s text:c="2"/>33 <text:s text:c="3"/>00000 <text:s/>* <text:s/>33</text:p>
      <text:p text:style-name="P20"/>
      <text:p text:style-name="P39">00006<text:tab/>* <text:s/>00 <text:s text:c="2"/>010 <text:s text:c="3"/>0011 <text:s/>* <text:s/>СЧ</text:p>
      <text:p text:style-name="P20"><text:tab/><text:tab/><text:tab/><text:tab/> <text:s text:c="3"/>00 <text:s text:c="2"/>30 <text:s text:c="3"/>00001 <text:s/>* <text:s text:c="2"/>ПБ</text:p>
      <text:p text:style-name="P16"/>
      <text:p text:style-name="P18"/>
      <text:p text:style-name="P60">12.6 <text:s/>ПРОГРАММА № 6</text:p>
      <text:p text:style-name="P21"/>
      <text:p text:style-name="P18">"ПП6" с указанием номера направления УВУ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53"><text:s/></text:p>
            <text:p text:style-name="P12"><text:span text:style-name="T3">Запаянная пультовая программа ПП6.</text:span><text:span text:style-name="T2"> <text:s text:c="2"/>Редакция - 11. 05.2000 г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8">1: </text:p>
          </table:table-cell>
          <table:table-cell table:style-name="Table1.B2" office:value-type="string">
            <text:p text:style-name="P109">01</text:p>
            <text:p text:style-name="P109">00</text:p>
          </table:table-cell>
          <table:table-cell table:style-name="Table1.C2" office:value-type="string">
            <text:p text:style-name="P13">24</text:p>
            <text:p text:style-name="P13">010</text:p>
          </table:table-cell>
          <table:table-cell table:style-name="Table1.D2" office:value-type="string">
            <text:p text:style-name="P110"><text:s/>0000N </text:p>
            <text:p text:style-name="P110"><text:s text:c="4"/>0006</text:p>
          </table:table-cell>
          <table:table-cell table:style-name="Table1.E2" office:value-type="string">
            <text:p text:style-name="P13"/>
            <text:p text:style-name="P13">- 9-й р. - для запроса</text:p>
          </table:table-cell>
        </table:table-row>
        <table:table-row table:style-name="Table1.3">
          <table:table-cell table:style-name="Table1.A3" office:value-type="string">
            <text:p text:style-name="P108">2: </text:p>
          </table:table-cell>
          <table:table-cell table:style-name="Table1.B3" office:value-type="string">
            <text:p text:style-name="P109">01 01</text:p>
          </table:table-cell>
          <table:table-cell table:style-name="Table1.C3" office:value-type="string">
            <text:p text:style-name="P13">033</text:p>
            <text:p text:style-name="P13">033</text:p>
          </table:table-cell>
          <table:table-cell table:style-name="Table1.D3" office:value-type="string">
            <text:p text:style-name="P111"><text:s text:c="4"/>0020 </text:p>
            <text:p text:style-name="P111"><text:s text:c="4"/>0020</text:p>
          </table:table-cell>
          <table:table-cell table:style-name="Table1.E3" office:value-type="string">
            <text:p text:style-name="P13">- запрос в КМД на связь </text:p>
            <text:p text:style-name="P13">- выбор модуля</text:p>
          </table:table-cell>
        </table:table-row>
        <table:table-row table:style-name="Table1.4">
          <table:table-cell table:style-name="Table1.A3" office:value-type="string">
            <text:p text:style-name="P108">3: </text:p>
          </table:table-cell>
          <table:table-cell table:style-name="Table1.B3" office:value-type="string">
            <text:p text:style-name="P109">00</text:p>
            <text:p text:style-name="P109">01</text:p>
          </table:table-cell>
          <table:table-cell table:style-name="Table1.C3" office:value-type="string">
            <text:p text:style-name="P13">036</text:p>
            <text:p text:style-name="P13">033</text:p>
          </table:table-cell>
          <table:table-cell table:style-name="Table1.D4" office:value-type="string">
            <text:p text:style-name="P112"><text:s text:c="4"/>0152</text:p>
            <text:p text:style-name="P112"><text:s text:c="4"/>0020</text:p>
          </table:table-cell>
          <table:table-cell table:style-name="Table1.E3" office:value-type="string">
            <text:p text:style-name="P13"><text:s text:c="4"/></text:p>
            <text:p text:style-name="P13">- выдача типа команды </text:p>
          </table:table-cell>
        </table:table-row>
        <table:table-row table:style-name="Table1.5">
          <table:table-cell table:style-name="Table1.A3" office:value-type="string">
            <text:p text:style-name="P108">4: </text:p>
          </table:table-cell>
          <table:table-cell table:style-name="Table1.B3" office:value-type="string">
            <text:p text:style-name="P109">00</text:p>
            <text:p text:style-name="P109">01</text:p>
          </table:table-cell>
          <table:table-cell table:style-name="Table1.C3" office:value-type="string">
            <text:p text:style-name="P13">010</text:p>
            <text:p text:style-name="P13">033</text:p>
          </table:table-cell>
          <table:table-cell table:style-name="Table1.D4" office:value-type="string">
            <text:p text:style-name="P112"><text:s text:c="4"/>0007</text:p>
            <text:p text:style-name="P112"><text:s text:c="3"/>0000</text:p>
          </table:table-cell>
          <table:table-cell table:style-name="Table1.E3" office:value-type="string">
            <text:p text:style-name="P13"><text:s text:c="2"/></text:p>
            <text:p text:style-name="P13">- выдача КУС ' а <text:s/>в УВУ</text:p>
          </table:table-cell>
        </table:table-row>
        <table:table-row table:style-name="Table1.6">
          <table:table-cell table:style-name="Table1.A3" office:value-type="string">
            <text:p text:style-name="P108">5: </text:p>
          </table:table-cell>
          <table:table-cell table:style-name="Table1.B3" office:value-type="string">
            <text:p text:style-name="P109">00</text:p>
            <text:p text:style-name="P109">01</text:p>
          </table:table-cell>
          <table:table-cell table:style-name="Table1.C3" office:value-type="string">
            <text:p text:style-name="P13">036</text:p>
            <text:p text:style-name="P13">033</text:p>
          </table:table-cell>
          <table:table-cell table:style-name="Table1.D6" office:value-type="string">
            <text:p text:style-name="P113"><text:s text:c="4"/>0144 </text:p>
            <text:p text:style-name="P113"><text:s text:c="4"/>0020</text:p>
          </table:table-cell>
          <table:table-cell table:style-name="Table1.E3" office:value-type="string">
            <text:p text:style-name="P13"><text:s/></text:p>
            <text:p text:style-name="P13">- выдача адреса дорожки </text:p>
          </table:table-cell>
        </table:table-row>
        <table:table-row table:style-name="Table1.7">
          <table:table-cell table:style-name="Table1.A3" office:value-type="string">
            <text:p text:style-name="P108">6: </text:p>
          </table:table-cell>
          <table:table-cell table:style-name="Table1.B3" office:value-type="string">
            <text:p text:style-name="P109">00</text:p>
            <text:p text:style-name="P109">00</text:p>
          </table:table-cell>
          <table:table-cell table:style-name="Table1.C3" office:value-type="string">
            <text:p text:style-name="P13">33</text:p>
            <text:p text:style-name="P13">000</text:p>
          </table:table-cell>
          <table:table-cell table:style-name="Table1.D4" office:value-type="string">
            <text:p text:style-name="P112"><text:s text:c="2"/>00000</text:p>
            <text:p text:style-name="P112"><text:s/>24ММ</text:p>
          </table:table-cell>
          <table:table-cell table:style-name="Table1.E3" office:value-type="string">
            <text:p text:style-name="P13"><text:s text:c="2"/></text:p>
            <text:p text:style-name="P13">- информационное слово 1</text:p>
          </table:table-cell>
        </table:table-row>
        <table:table-row table:style-name="Table1.8">
          <table:table-cell table:style-name="Table1.A3" office:value-type="string">
            <text:p text:style-name="P108">7: </text:p>
          </table:table-cell>
          <table:table-cell table:style-name="Table1.B3" office:value-type="string">
            <text:p text:style-name="P109">1А</text:p>
            <text:p text:style-name="P109"><text:s/>00</text:p>
          </table:table-cell>
          <table:table-cell table:style-name="Table1.C3" office:value-type="string">
            <text:p text:style-name="P13">ААА 140</text:p>
          </table:table-cell>
          <table:table-cell table:style-name="Table1.D4" office:value-type="string">
            <text:p text:style-name="P112"><text:s text:c="4"/>0000</text:p>
            <text:p text:style-name="P112"><text:s text:c="3"/>0000</text:p>
          </table:table-cell>
          <table:table-cell table:style-name="Table1.E3" office:value-type="string">
            <text:p text:style-name="P13"><text:s/></text:p>
            <text:p text:style-name="P13">- информационное слово 2</text:p>
          </table:table-cell>
        </table:table-row>
        <table:table-row table:style-name="Table1.9">
          <table:table-cell table:style-name="Table1.A9" table:number-columns-spanned="5" office:value-type="string">
            <text:p text:style-name="P11"><text:span text:style-name="T2"><text:s text:c="37"/></text:span><text:span text:style-name="T4">N <text:s text:c="8"/></text:span><text:span text:style-name="T2">- <text:s text:c="14"/>N направления УВУ (3,4);</text:span><text:span text:style-name="T4"> </text:span></text:p>
            <text:p text:style-name="P11"><text:span text:style-name="T4"><text:s text:c="25"/>М М <text:s text:c="4"/></text:span><text:span text:style-name="T2">- <text:s text:c="13"/>позиционный N модуля;</text:span></text:p>
            <text:p text:style-name="P11"><text:span text:style-name="T4"><text:s text:c="27"/>АААА <text:s text:c="3"/>-</text:span><text:span text:style-name="T2"> <text:s text:c="14"/>адрес дорожки (11р. р.).</text:span></text:p>
            <text:p text:style-name="P13"><text:s text:c="36"/>Задаются на соответствующих тумблерных регистрах <text:s text:c="49"/></text:p>
          </table:table-cell>
          <table:covered-table-cell/>
          <table:covered-table-cell/>
          <table:covered-table-cell/>
          <table:covered-table-cell/>
        </table:table-row>
      </table:table>
      <text:p text:style-name="P40"/>
      <text:p text:style-name="P20"/>
      <text:p text:style-name="P20"/>
      <text:p text:style-name="P20"/>
      <text:p text:style-name="P17"/>
      <text:p text:style-name="P114"/>
      <text:list xml:id="list1829522401" text:style-name="WWNum3">
        <text:list-item>
          <text:list>
            <text:list-item>
              <text:p text:style-name="P115">ПРОГРАММА № 7</text:p>
            </text:list-item>
          </text:list>
        </text:list-item>
      </text:list>
      <text:p text:style-name="P18"/>
      <text:p text:style-name="P18"/>
      <text:p text:style-name="P39">00000<text:tab/>* <text:s/>00 <text:s text:c="2"/>00 <text:s text:c="3"/>00000 <text:s/>*</text:p>
      <text:p text:style-name="P20"><text:tab/><text:tab/><text:tab/><text:tab/> <text:s text:c="3"/>00 <text:s text:c="2"/>00 <text:s text:c="3"/>00000 <text:s/>*</text:p>
      <text:p text:style-name="P20"/>
      <text:p text:style-name="P20"><text:tab/><text:tab/><text:tab/>00001 <text:s/>* <text:s/>00 <text:s text:c="2"/>000 <text:s text:c="3"/>0000 <text:s/>* <text:s text:c="2"/></text:p>
      <text:p text:style-name="P20"><text:tab/><text:tab/><text:tab/><text:tab/> <text:s text:c="3"/>02 <text:s text:c="2"/>24 <text:s text:c="3"/>00000 <text:s/>* <text:s/>ПА</text:p>
      <text:p text:style-name="P20"/>
      <text:p text:style-name="P20"><text:tab/><text:tab/><text:tab/>00002<text:tab/>* <text:s/>02 <text:s text:c="2"/>010 <text:s text:c="3"/>0000 <text:s/>* <text:s/>СЧ <text:s/></text:p>
      <text:p text:style-name="P20"><text:tab/><text:tab/><text:tab/><text:tab/> <text:s text:c="3"/>00 <text:s text:c="2"/>000 <text:s text:c="3"/>0001 <text:s/>* <text:s/>ЗЧ</text:p>
      <text:p text:style-name="P20"/>
      <text:p text:style-name="P20"><text:tab/><text:tab/><text:tab/>00003 <text:s/>* <text:s/>02 <text:s text:c="2"/>33 <text:s text:c="3"/>00000 <text:s/>* <text:s/>33</text:p>
      <text:p text:style-name="P20"><text:tab/><text:tab/><text:tab/><text:tab/> <text:s text:c="3"/>00 <text:s text:c="2"/>010 <text:s text:c="3"/>0007 <text:s/>* <text:s/>СЧ</text:p>
      <text:p text:style-name="P20"/>
      <text:p text:style-name="P39">00004<text:tab/>* <text:s/>02 <text:s text:c="2"/>000 <text:s text:c="3"/>0000 <text:s/>* <text:s/>ЗЧ</text:p>
      <text:p text:style-name="P20"><text:tab/><text:tab/><text:tab/><text:tab/> <text:s text:c="3"/>01 <text:s text:c="2"/>24 <text:s text:c="3"/>77771 <text:s/>* <text:s/>ПА</text:p>
      <text:p text:style-name="P20"/>
      <text:p text:style-name="P20"><text:tab/><text:tab/><text:tab/>00005 <text:s/>* <text:s/>00 <text:s text:c="2"/>000 <text:s text:c="3"/>0001 <text:s/>* <text:s/>ЗЧ</text:p>
      <text:p text:style-name="P20"><text:tab/><text:tab/><text:tab/><text:tab/> <text:s text:c="3"/>01 <text:s text:c="2"/>37 <text:s text:c="3"/>00005 <text:s/>* <text:s/>КЦ</text:p>
      <text:p text:style-name="P20"/>
      <text:p text:style-name="P39">00006<text:tab/>* <text:s/>02 <text:s text:c="2"/>33 <text:s text:c="3"/>00000 <text:s/>* <text:s/>33</text:p>
      <text:p text:style-name="P20"><text:tab/><text:tab/><text:tab/><text:tab/> <text:s text:c="3"/>00 <text:s text:c="2"/>30 <text:s text:c="3"/>00001 <text:s/>* <text:s text:c="2"/>ПБ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4"/>
      <text:list xml:id="list210238247145061" text:continue-numbering="true" text:style-name="WWNum3">
        <text:list-item>
          <text:list>
            <text:list-item>
              <text:p text:style-name="P115">ПРОГРАММА № 8</text:p>
            </text:list-item>
          </text:list>
        </text:list-item>
      </text:list>
      <text:p text:style-name="P18"/>
      <text:p text:style-name="P18"/>
      <text:p text:style-name="P39">00000<text:tab/>* <text:s/>00 <text:s text:c="2"/>00 <text:s text:c="3"/>00000 <text:s/>*</text:p>
      <text:p text:style-name="P20"><text:tab/><text:tab/><text:tab/><text:tab/> <text:s text:c="3"/>00 <text:s text:c="2"/>00 <text:s text:c="3"/>00000 <text:s/>*</text:p>
      <text:p text:style-name="P20"/>
      <text:p text:style-name="P20"><text:tab/><text:tab/><text:tab/>00001 <text:s/>* <text:s/>00 <text:s text:c="2"/>010 <text:s text:c="3"/>0004 <text:s/>* <text:s/>СЧ </text:p>
      <text:p text:style-name="P20"><text:tab/><text:tab/><text:tab/><text:tab/> <text:s text:c="3"/>00 <text:s text:c="2"/>00 <text:s text:c="3"/>00000 <text:s/>* <text:s text:c="2"/></text:p>
      <text:p text:style-name="P20"/>
      <text:p text:style-name="P20"><text:tab/><text:tab/><text:tab/>00002<text:tab/>* <text:s/>00 <text:s text:c="2"/>033 <text:s text:c="3"/>0002 <text:s/>* <text:s/>33 <text:s/></text:p>
      <text:p text:style-name="P20"><text:tab/><text:tab/><text:tab/><text:tab/> <text:s text:c="3"/>01 <text:s text:c="2"/>24 <text:s text:c="3"/>70000 <text:s/>* <text:s/>ПА</text:p>
      <text:p text:style-name="P20"/>
      <text:p text:style-name="P20"><text:tab/><text:tab/><text:tab/>00003 <text:s/>* <text:s/>00 <text:s text:c="2"/>036 <text:s text:c="3"/>0000 <text:s/>* <text:s/>СД</text:p>
      <text:p text:style-name="P20"><text:tab/><text:tab/><text:tab/><text:tab/> <text:s text:c="3"/>01 <text:s text:c="2"/>37 <text:s text:c="3"/>00003 <text:s/>* <text:s/>КЦ</text:p>
      <text:p text:style-name="P20"/>
      <text:p text:style-name="P39">00004<text:tab/>* <text:s/>00 <text:s text:c="2"/>30 <text:s text:c="3"/>76000 <text:s/>* <text:s/>ПБ</text:p>
      <text:p text:style-name="P20"><text:tab/><text:tab/><text:tab/><text:tab/> <text:s text:c="3"/>00 <text:s text:c="2"/>177 <text:s text:c="3"/>0104 <text:s/>* <text:s text:c="2"/></text:p>
      <text:p text:style-name="P20"/>
      <text:p text:style-name="P20"><text:tab/><text:tab/><text:tab/>00005 <text:s/>* <text:s/>00 <text:s text:c="2"/>000 <text:s text:c="3"/>000 <text:s text:c="3"/>* <text:s text:c="2"/></text:p>
      <text:p text:style-name="P20"><text:tab/><text:tab/><text:tab/><text:tab/> <text:s text:c="3"/>00 <text:s text:c="2"/>000 <text:s text:c="3"/>0017 <text:s/>* <text:s text:c="2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14"/>
      <text:list xml:id="list210239055899508" text:continue-numbering="true" text:style-name="WWNum3">
        <text:list-item>
          <text:list>
            <text:list-item>
              <text:p text:style-name="P115">ПРОГРАММА № 9</text:p>
            </text:list-item>
          </text:list>
        </text:list-item>
      </text:list>
      <text:p text:style-name="P18"/>
      <text:p text:style-name="P18"/>
      <text:p text:style-name="P39">00000<text:tab/>* <text:s/>00 <text:s text:c="2"/>00 <text:s text:c="3"/>00000 <text:s/>*</text:p>
      <text:p text:style-name="P20"><text:tab/><text:tab/><text:tab/><text:tab/> <text:s text:c="3"/>00 <text:s text:c="2"/>00 <text:s text:c="3"/>00000 <text:s/>*</text:p>
      <text:p text:style-name="P20"/>
      <text:p text:style-name="P20"><text:tab/><text:tab/><text:tab/>00001 <text:s/>* <text:s/>01 <text:s text:c="2"/>24 <text:s text:c="3"/>77741 <text:s/>* <text:s/>ПА </text:p>
      <text:p text:style-name="P20"><text:tab/><text:tab/><text:tab/><text:tab/> <text:s text:c="3"/>00 <text:s text:c="2"/>010 <text:s text:c="3"/>0007 <text:s/>* <text:s/>СЧ</text:p>
      <text:p text:style-name="P20"/>
      <text:p text:style-name="P20"><text:tab/><text:tab/><text:tab/>00002<text:tab/>* <text:s/>00 <text:s text:c="2"/>033 <text:s text:c="3"/>0002 <text:s/>* <text:s/>033 <text:s/></text:p>
      <text:p text:style-name="P20"><text:tab/><text:tab/><text:tab/><text:tab/> <text:s text:c="3"/>02 <text:s text:c="2"/>24 <text:s text:c="3"/>60000 <text:s/>* <text:s/>ПА</text:p>
      <text:p text:style-name="P20"/>
      <text:p text:style-name="P20"><text:tab/><text:tab/><text:tab/>00003 <text:s/>* <text:s/>00 <text:s text:c="2"/>040 <text:s text:c="3"/>0000 <text:s/>* <text:s/>УИ</text:p>
      <text:p text:style-name="P20"><text:tab/><text:tab/><text:tab/><text:tab/> <text:s text:c="3"/>02 <text:s text:c="2"/>37 <text:s text:c="3"/>00003 <text:s/>* <text:s/>КЦ</text:p>
      <text:p text:style-name="P20"/>
      <text:p text:style-name="P39">00004<text:tab/>* <text:s/>00 <text:s text:c="2"/>013 <text:s text:c="3"/>0006 <text:s/>* <text:s/>ЦС</text:p>
      <text:p text:style-name="P20"><text:tab/><text:tab/><text:tab/><text:tab/> <text:s text:c="3"/>01 <text:s text:c="2"/>37 <text:s text:c="3"/>00002 <text:s/>* <text:s/>КЦ</text:p>
      <text:p text:style-name="P20"/>
      <text:p text:style-name="P20"><text:tab/><text:tab/><text:tab/>00005 <text:s/>* <text:s/>00 <text:s text:c="2"/>33 <text:s text:c="3"/>00001 <text:s/>* <text:s/>33</text:p>
      <text:p text:style-name="P20"><text:tab/><text:tab/><text:tab/><text:tab/> <text:s text:c="3"/>00 <text:s text:c="2"/>30 <text:s text:c="3"/>00005 <text:s/>* <text:s/>ПБ</text:p>
      <text:p text:style-name="P20"/>
      <text:p text:style-name="P39">00006<text:tab/>* <text:s/>00 <text:s text:c="2"/>000 <text:s text:c="3"/>0000 <text:s/>* <text:s/></text:p>
      <text:p text:style-name="P20"><text:tab/><text:tab/><text:tab/><text:tab/> <text:s text:c="3"/>00 <text:s text:c="2"/>001 <text:s text:c="3"/>0001 <text:s/>* <text:s text:c="2"/>ЗМ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14"/>
      <text:list xml:id="list210237514428032" text:continue-numbering="true" text:style-name="WWNum3">
        <text:list-item>
          <text:list>
            <text:list-item>
              <text:p text:style-name="P115"><text:s text:c="2"/>ПРОГРАММА № 10</text:p>
            </text:list-item>
          </text:list>
        </text:list-item>
      </text:list>
      <text:p text:style-name="P20"/>
      <text:p text:style-name="P39">00000<text:tab/>* <text:s/>00 <text:s text:c="2"/>00 <text:s text:c="3"/>00000 <text:s text:c="2"/></text:p>
      <text:p text:style-name="P20"><text:tab/><text:tab/><text:tab/><text:tab/> <text:s text:c="3"/>00 <text:s text:c="2"/>00 <text:s text:c="3"/>00000 <text:s text:c="2"/></text:p>
      <text:p text:style-name="P20"/>
      <text:p text:style-name="P20"><text:tab/><text:tab/><text:tab/> <text:s text:c="7"/>1 <text:s/>* <text:s/>04 <text:s text:c="2"/>003 <text:s text:c="3"/>0003 <text:s text:c="3"/></text:p>
      <text:p text:style-name="P20"><text:tab/><text:tab/><text:tab/><text:tab/> <text:s text:c="3"/>00 <text:s text:c="2"/>041 <text:s text:c="3"/>0013</text:p>
      <text:p text:style-name="P20"/>
      <text:p text:style-name="P20"><text:tab/><text:tab/><text:tab/> <text:s text:c="7"/>2<text:tab/>* <text:s/>12 <text:s text:c="2"/>040 <text:s text:c="3"/>0010 <text:s text:c="4"/></text:p>
      <text:p text:style-name="P20"><text:tab/><text:tab/><text:tab/><text:tab/> <text:s text:c="3"/>00 <text:s text:c="2"/>036 <text:s text:c="3"/>0103 <text:s text:c="4"/></text:p>
      <text:p text:style-name="P20"/>
      <text:p text:style-name="P20"><text:tab/><text:tab/><text:tab/> <text:s text:c="7"/>3 <text:s/>* <text:s/>12 <text:s text:c="2"/>37 <text:s text:c="3"/>00002 <text:s text:c="2"/></text:p>
      <text:p text:style-name="P20"><text:tab/><text:tab/><text:tab/><text:tab/> <text:s text:c="3"/>05 <text:s text:c="2"/>033 <text:s text:c="3"/>0000</text:p>
      <text:p text:style-name="P20"/>
      <text:p text:style-name="P39"><text:s text:c="8"/>4<text:tab/>* <text:s/>04 <text:s text:c="2"/>22 <text:s text:c="3"/>00000 <text:s text:c="2"/></text:p>
      <text:p text:style-name="P20"><text:tab/><text:tab/><text:tab/><text:tab/> <text:s text:c="3"/>01 <text:s text:c="2"/>033 <text:s text:c="3"/>0050 <text:s text:c="2"/></text:p>
      <text:p text:style-name="P20"/>
      <text:p text:style-name="P20"><text:tab/><text:tab/><text:tab/> <text:s text:c="7"/>5 <text:s/>* <text:s/>00 <text:s text:c="2"/>036 <text:s text:c="3"/>0000 <text:s text:c="2"/></text:p>
      <text:p text:style-name="P20"><text:tab/><text:tab/><text:tab/><text:tab/> <text:s text:c="3"/>03 <text:s text:c="2"/>37 <text:s text:c="3"/>00005 <text:s text:c="2"/></text:p>
      <text:p text:style-name="P20"/>
      <text:p text:style-name="P39"><text:s text:c="8"/>6<text:tab/>* <text:s/>12 <text:s text:c="2"/>24 <text:s text:c="3"/>77771 <text:s text:c="2"/></text:p>
      <text:p text:style-name="P20"><text:tab/><text:tab/><text:tab/><text:tab/> <text:s text:c="3"/>17 <text:s text:c="2"/>31 <text:s text:c="3"/>00001 <text:s text:c="2"/></text:p>
      <text:p text:style-name="P20"><text:tab/><text:tab/><text:tab/> <text:s text:c="7"/></text:p>
      <text:p text:style-name="P39"><text:s text:c="8"/>7 <text:s/>* <text:s/>00 <text:s text:c="2"/>000 <text:s text:c="3"/>0000 <text:s text:c="2"/></text:p>
      <text:p text:style-name="P20"><text:tab/><text:tab/><text:tab/><text:tab/> <text:s text:c="3"/>00 <text:s text:c="2"/>000 <text:s text:c="3"/>0000 <text:s text:c="2"/></text:p>
      <text:p text:style-name="P39"/>
      <text:p text:style-name="P20"/>
      <text:p text:style-name="P20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variant="normal" fo:text-transform="none" style:text-line-through-style="none" style:text-line-through-type="none" style:text-position="0% 100%" style:font-name="Courier New" fo:font-family="'Courier New'" style:font-family-generic="roman" style:font-pitch="variable" fo:font-size="12pt" fo:font-weight="normal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" style:display-name="ListLabel 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" style:display-name="ListLabel 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5" style:display-name="ListLabel 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6" style:display-name="ListLabel 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7" style:display-name="ListLabel 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8" style:display-name="ListLabel 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9" style:display-name="ListLabel 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0" style:display-name="ListLabel 10" style:family="text">
      <style:text-properties fo:font-variant="normal" fo:text-transform="none" style:text-line-through-style="none" style:text-line-through-type="none" style:text-position="0% 100%"/>
    </style:style>
    <style:style style:name="ListLabel_20_11" style:display-name="ListLabel 11" style:family="text">
      <style:text-properties fo:font-variant="normal" fo:text-transform="none" style:text-line-through-style="none" style:text-line-through-type="none" style:text-position="0% 100%" style:font-name="Times New Roman" fo:font-family="'Times New Roman'" style:font-family-generic="roman" style:font-pitch="variable" fo:font-size="12pt" fo:font-weight="bold" style:font-weight-asian="bold"/>
    </style:style>
    <style:style style:name="ListLabel_20_12" style:display-name="ListLabel 1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3" style:display-name="ListLabel 1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4" style:display-name="ListLabel 1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5" style:display-name="ListLabel 1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6" style:display-name="ListLabel 1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7" style:display-name="ListLabel 1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8" style:display-name="ListLabel 1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9" style:display-name="ListLabel 19" style:family="text">
      <style:text-properties fo:font-variant="normal" fo:text-transform="none" style:text-line-through-style="none" style:text-line-through-type="none" style:text-position="0% 100%"/>
    </style:style>
    <style:style style:name="ListLabel_20_20" style:display-name="ListLabel 20" style:family="text">
      <style:text-properties fo:font-variant="normal" fo:text-transform="none" style:text-line-through-style="none" style:text-line-through-type="none" style:text-position="0% 100%" style:font-name="Times New Roman" fo:font-family="'Times New Roman'" style:font-family-generic="roman" style:font-pitch="variable" fo:font-size="12pt" fo:font-weight="bold"/>
    </style:style>
    <style:style style:name="ListLabel_20_21" style:display-name="ListLabel 21" style:family="text">
      <style:text-properties fo:font-variant="normal" fo:text-transform="none" style:text-line-through-style="none" style:text-line-through-type="none" style:text-position="0% 100%"/>
    </style:style>
    <style:style style:name="ListLabel_20_22" style:display-name="ListLabel 22" style:family="text">
      <style:text-properties fo:font-variant="normal" fo:text-transform="none" style:text-line-through-style="none" style:text-line-through-type="none" style:text-position="0% 100%"/>
    </style:style>
    <style:style style:name="ListLabel_20_23" style:display-name="ListLabel 23" style:family="text">
      <style:text-properties fo:font-variant="normal" fo:text-transform="none" style:text-line-through-style="none" style:text-line-through-type="none" style:text-position="0% 100%"/>
    </style:style>
    <style:style style:name="ListLabel_20_24" style:display-name="ListLabel 24" style:family="text">
      <style:text-properties fo:font-variant="normal" fo:text-transform="none" style:text-line-through-style="none" style:text-line-through-type="none" style:text-position="0% 100%"/>
    </style:style>
    <style:style style:name="ListLabel_20_25" style:display-name="ListLabel 25" style:family="text">
      <style:text-properties fo:font-variant="normal" fo:text-transform="none" style:text-line-through-style="none" style:text-line-through-type="none" style:text-position="0% 100%"/>
    </style:style>
    <style:style style:name="ListLabel_20_26" style:display-name="ListLabel 26" style:family="text">
      <style:text-properties fo:font-variant="normal" fo:text-transform="none" style:text-line-through-style="none" style:text-line-through-type="none" style:text-position="0% 100%"/>
    </style:style>
    <style:style style:name="ListLabel_20_27" style:display-name="ListLabel 27" style:family="text">
      <style:text-properties fo:font-variant="normal" fo:text-transform="none" style:text-line-through-style="none" style:text-line-through-type="none" style:text-position="0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I" text:start-value="12">
        <style:list-level-properties text:list-level-position-and-space-mode="label-alignment">
          <style:list-level-label-alignment text:label-followed-by="listtab" fo:text-indent="-1.058cm" fo:margin-left="1.693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1.164cm" fo:margin-left="1.799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I">
        <style:list-level-properties text:list-level-position-and-space-mode="label-alignment">
          <style:list-level-label-alignment text:label-followed-by="listtab" fo:text-indent="-1.058cm" fo:margin-left="1.693cm"/>
        </style:list-level-properties>
      </text:list-level-style-number>
      <text:list-level-style-number text:level="2" text:style-name="ListLabel_20_11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164cm" fo:margin-left="1.799cm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2" text:style-name="ListLabel_20_20" style:num-suffix="." style:num-format="1" text:start-value="7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3" text:style-name="ListLabel_20_21" style:num-suffix="." style:num-format="1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4" text:style-name="ListLabel_20_22" style:num-suffix="." style:num-format="1" text:display-levels="3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5" text:style-name="ListLabel_20_23" style:num-suffix="." style:num-format="1" text:display-levels="4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6" text:style-name="ListLabel_20_24" style:num-suffix="." style:num-format="1" text:display-levels="5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7" text:style-name="ListLabel_20_25" style:num-suffix="." style:num-format="1" text:display-levels="6">
        <style:list-level-properties text:list-level-position-and-space-mode="label-alignment">
          <style:list-level-label-alignment text:label-followed-by="listtab" fo:text-indent="-2.117cm" fo:margin-left="2.117cm"/>
        </style:list-level-properties>
      </text:list-level-style-number>
      <text:list-level-style-number text:level="8" text:style-name="ListLabel_20_26" style:num-suffix="." style:num-format="1" text:display-levels="7">
        <style:list-level-properties text:list-level-position-and-space-mode="label-alignment">
          <style:list-level-label-alignment text:label-followed-by="listtab" fo:text-indent="-2.117cm" fo:margin-left="2.117cm"/>
        </style:list-level-properties>
      </text:list-level-style-number>
      <text:list-level-style-number text:level="9" text:style-name="ListLabel_20_27" style:num-suffix="." style:num-format="1" text:display-levels="8">
        <style:list-level-properties text:list-level-position-and-space-mode="label-alignment">
          <style:list-level-label-alignment text:label-followed-by="listtab" fo:text-indent="-2.646cm" fo:margin-left="2.6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page-layout style:name="Mpm1">
      <style:page-layout-properties fo:page-width="21.001cm" fo:page-height="29.7cm" style:num-format="1" style:print-orientation="portrait" fo:margin-top="1.27cm" fo:margin-bottom="1.27cm" fo:margin-left="2.251cm" fo:margin-right="1.252cm" style:writing-mode="lr-tb" style:layout-grid-color="#c0c0c0" style:layout-grid-lines="2742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3.1$MacOSX_X86_64 LibreOffice_project/d7547858d014d4cf69878db179d326fc3483e082</meta:generator>
    <dc:date>2024-11-03T21:02:35.895990848</dc:date>
    <meta:editing-duration>PT4M2S</meta:editing-duration>
    <meta:editing-cycles>1</meta:editing-cycles>
    <meta:document-statistic meta:table-count="1" meta:image-count="0" meta:object-count="0" meta:page-count="15" meta:paragraph-count="345" meta:word-count="2258" meta:character-count="14672" meta:non-whitespace-character-count="10509"/>
  </office:meta>
</office:document-meta>
</file>